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Black1" svg:font-family="'Arial Black'"/>
    <style:font-face style:name="Arial1" svg:font-family="Arial1"/>
    <style:font-face style:name="Verdana1" svg:font-family="Verdana"/>
    <style:font-face style:name="Arial Black" svg:font-family="'Arial Black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4.498cm"/>
    </style:style>
    <style:style style:name="co12" style:family="table-column">
      <style:table-column-properties fo:break-before="auto" style:column-width="3.704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672cm"/>
    </style:style>
    <style:style style:name="co15" style:family="table-column">
      <style:table-column-properties fo:break-before="auto" style:column-width="2.937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4.551cm"/>
    </style:style>
    <style:style style:name="co18" style:family="table-column">
      <style:table-column-properties fo:break-before="auto" style:column-width="4.842cm"/>
    </style:style>
    <style:style style:name="co19" style:family="table-column">
      <style:table-column-properties fo:break-before="page" style:column-width="1.77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365cm"/>
    </style:style>
    <style:style style:name="co22" style:family="table-column">
      <style:table-column-properties fo:break-before="auto" style:column-width="14.317cm"/>
    </style:style>
    <style:style style:name="co23" style:family="table-column">
      <style:table-column-properties fo:break-before="auto" style:column-width="3.84cm"/>
    </style:style>
    <style:style style:name="co24" style:family="table-column">
      <style:table-column-properties fo:break-before="auto" style:column-width="10.495cm"/>
    </style:style>
    <style:style style:name="co25" style:family="table-column">
      <style:table-column-properties fo:break-before="auto" style:column-width="8.181cm"/>
    </style:style>
    <style:style style:name="co26" style:family="table-column">
      <style:table-column-properties fo:break-before="auto" style:column-width="10.319cm"/>
    </style:style>
    <style:style style:name="co27" style:family="table-column">
      <style:table-column-properties fo:break-before="auto" style:column-width="5.106cm"/>
    </style:style>
    <style:style style:name="co28" style:family="table-column">
      <style:table-column-properties fo:break-before="auto" style:column-width="6.138cm"/>
    </style:style>
    <style:style style:name="co29" style:family="table-column">
      <style:table-column-properties fo:break-before="page" style:column-width="6.138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1.826cm"/>
    </style:style>
    <style:style style:name="co32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1.667cm"/>
    </style:style>
    <style:style style:name="co34" style:family="table-column">
      <style:table-column-properties fo:break-before="auto" style:column-width="1.349cm"/>
    </style:style>
    <style:style style:name="co35" style:family="table-column">
      <style:table-column-properties fo:break-before="auto" style:column-width="1.005cm"/>
    </style:style>
    <style:style style:name="co36" style:family="table-column">
      <style:table-column-properties fo:break-before="auto" style:column-width="2.434cm"/>
    </style:style>
    <style:style style:name="co37" style:family="table-column">
      <style:table-column-properties fo:break-before="auto" style:column-width="3.598cm"/>
    </style:style>
    <style:style style:name="co38" style:family="table-column">
      <style:table-column-properties fo:break-before="auto" style:column-width="4.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11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1.773cm" fo:break-before="auto" style:use-optimal-row-height="false"/>
    </style:style>
    <style:style style:name="ro12" style:family="table-row">
      <style:table-row-properties style:row-height="1.5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503cm" fo:break-before="auto" style:use-optimal-row-height="true"/>
    </style:style>
    <style:style style:name="ro16" style:family="table-row">
      <style:table-row-properties style:row-height="0.847cm" fo:break-before="auto" style:use-optimal-row-height="true"/>
    </style:style>
    <style:style style:name="ro17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1.349cm" fo:break-before="auto" style:use-optimal-row-height="fals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979cm" fo:break-before="auto" style:use-optimal-row-height="false"/>
    </style:style>
    <style:style style:name="ro23" style:family="table-row">
      <style:table-row-properties style:row-height="1.363cm" fo:break-before="auto" style:use-optimal-row-height="false"/>
    </style:style>
    <style:style style:name="ro24" style:family="table-row">
      <style:table-row-properties style:row-height="0.993cm" fo:break-before="auto" style:use-optimal-row-height="false"/>
    </style:style>
    <style:style style:name="ro25" style:family="table-row">
      <style:table-row-properties style:row-height="0.499cm" fo:break-before="auto" style:use-optimal-row-height="true"/>
    </style:style>
    <style:style style:name="ro26" style:family="table-row">
      <style:table-row-properties style:row-height="1.161cm" fo:break-before="auto" style:use-optimal-row-height="false"/>
    </style:style>
    <style:style style:name="ro27" style:family="table-row">
      <style:table-row-properties style:row-height="1.044cm" fo:break-before="auto" style:use-optimal-row-height="false"/>
    </style:style>
    <style:style style:name="ro28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0">
      <style:table-cell-properties fo:border-bottom="none" fo:background-color="#000080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fo:color="#ffffff"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11" style:family="table-cell" style:parent-style-name="Default" style:data-style-name="N0">
      <style:table-cell-properties fo:border-bottom="none" fo:background-color="#ffffff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12" style:family="table-cell" style:parent-style-name="Default" style:data-style-name="N2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Verdana" fo:font-size="9pt" style:font-name-asian="Verdana1" style:font-size-asian="9pt" style:font-name-complex="Verdana1" style:font-size-complex="9pt"/>
    </style:style>
    <style:style style:name="ce13" style:family="table-cell" style:parent-style-name="Default" style:data-style-name="N2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fo:color="#0000ff" style:font-name="Verdana" fo:font-size="9pt" style:font-name-asian="Verdana1" style:font-size-asian="9pt" style:font-name-complex="Verdana1" style:font-size-complex="9pt"/>
    </style:style>
    <style:style style:name="ce14" style:family="table-cell" style:parent-style-name="Default" style:data-style-name="N0">
      <style:table-cell-properties fo:background-color="#ffffff"/>
      <style:text-properties style:font-name="Verdana" fo:font-size="9pt" style:font-name-asian="Verdana1" style:font-size-asian="9pt" style:font-name-complex="Verdana1" style:font-size-complex="9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16" style:family="table-cell" style:parent-style-name="Default" style:data-style-name="N39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Verdana" fo:font-size="9pt" style:font-name-asian="Verdana1" style:font-size-asian="9pt" style:font-name-complex="Verdana1" style:font-size-complex="9pt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center"/>
      <style:text-properties style:font-name="Verdana" fo:font-size="9pt" style:font-name-asian="Verdana1" style:font-size-asian="9pt" style:font-name-complex="Verdana1" style:font-size-complex="9pt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Verdana" fo:font-size="9pt" style:font-name-asian="Verdana1" style:font-size-asian="9pt" style:font-name-complex="Verdana1" style:font-size-complex="9pt"/>
    </style:style>
    <style:style style:name="ce19" style:family="table-cell" style:parent-style-name="Default" style:data-style-name="N0">
      <style:table-cell-properties fo:background-color="#ffffff" fo:border="0.002cm solid #000000"/>
    </style:style>
    <style:style style:name="ce2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fffff" style:vertical-align="top"/>
      <style:text-properties style:font-name="Verdana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fo:background-color="#ffffff" style:cell-protect="protected" style:print-content="true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22" style:family="table-cell" style:parent-style-name="Default" style:data-style-name="N0">
      <style:table-cell-properties fo:background-color="#ffffff" style:cell-protect="none" style:print-content="true"/>
      <style:text-properties style:font-name="Verdana" fo:font-size="9pt" style:font-name-asian="Verdana1" style:font-size-asian="9pt" style:font-name-complex="Verdana1" style:font-size-complex="9pt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ffffff" fo:wrap-option="wrap" style:vertical-align="automatic"/>
      <style:text-properties fo:font-size="9pt" style:font-size-asian="9pt" style:font-size-complex="9pt"/>
    </style:style>
    <style:style style:name="ce25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00008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ffff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5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wrap" fo:border="0.002cm solid #000000" style:vertical-align="top"/>
      <style:paragraph-properties fo:text-align="start" fo:margin-left="0cm"/>
      <style:text-properties style:font-name="Verdana" fo:font-size="9pt" style:font-name-asian="Verdana1" style:font-size-asian="9pt" style:font-name-complex="Verdana1" style:font-size-complex="9pt"/>
    </style:style>
    <style:style style:name="ce6" style:family="table-cell" style:parent-style-name="Default" style:data-style-name="N0">
      <style:table-cell-properties fo:border-bottom="0.071cm solid #000000" fo:background-color="#ffffff" fo:border-left="none" fo:border-right="none" fo:border-top="0.002cm solid #000000"/>
    </style:style>
    <style:style style:name="ce7" style:family="table-cell" style:parent-style-name="Default" style:data-style-name="N0">
      <style:table-cell-properties fo:border-bottom="0.002cm solid #000000" fo:background-color="#ffffff" style:cell-protect="none" style:print-content="true" style:text-align-source="fix" style:repeat-content="false" fo:wrap-option="wrap" fo:border-left="0.071cm solid #000000" fo:border-right="0.071cm solid #000000" fo:border-top="0.071cm solid #000000" style:vertical-align="middle"/>
      <style:paragraph-properties fo:text-align="center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8" style:family="table-cell" style:parent-style-name="Default" style:data-style-name="N0">
      <style:table-cell-properties fo:border-bottom="0.002cm solid #000000" fo:background-color="#ffffff" style:text-align-source="fix" style:repeat-content="false" fo:wrap-option="wrap" fo:border-left="0.071cm solid #000000" fo:border-right="0.071cm solid #000000" fo:border-top="0.002cm solid #000000" style:vertical-align="automatic"/>
      <style:paragraph-properties fo:text-align="start" fo:margin-left="0cm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26" style:family="table-cell" style:parent-style-name="Default" style:data-style-name="N0">
      <style:table-cell-properties fo:border-bottom="0.002cm solid #000000" fo:background-color="#b3b3b3" style:text-align-source="fix" style:repeat-content="false" fo:wrap-option="wrap" fo:border-left="0.088cm solid #000000" fo:border-right="0.088cm solid #000000" fo:border-top="0.088cm solid #000000" style:vertical-align="automatic"/>
      <style:paragraph-properties fo:text-align="center"/>
      <style:text-properties fo:color="#000000" style:font-name="Arial Black" fo:font-size="14pt" fo:font-weight="bold" style:font-name-asian="Arial Black1" style:font-size-asian="14pt" style:font-weight-asian="bold" style:font-name-complex="Arial Black1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color="#333399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ackground-color="transparent" fo:border-left="0.002cm solid #000000" fo:border-right="0.002cm solid #000000" fo:border-top="0.002cm solid #000000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start" fo:margin-left="0cm"/>
      <style:text-properties fo:color="#333399"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0.002cm solid #000000" fo:border-top="none" style:vertical-align="automatic"/>
      <style:paragraph-properties fo:text-align="start" fo:margin-left="0cm"/>
      <style:text-properties fo:color="#333399" fo:font-size="10pt" style:font-size-asian="10pt" style:font-size-complex="10pt"/>
    </style:style>
    <style:style style:name="ce32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33" style:family="table-cell" style:parent-style-name="Default" style:data-style-name="N0">
      <style:table-cell-properties fo:border-bottom="none" fo:border-left="0.002cm solid #000000" fo:border-right="none" fo:border-top="none" style:vertical-align="automatic"/>
      <style:text-properties fo:color="#333399" fo:font-weight="bold" style:font-weight-asian="bold" style:font-weight-complex="bold"/>
    </style:style>
    <style:style style:name="ce34" style:family="table-cell" style:parent-style-name="Default" style:data-style-name="N0">
      <style:table-cell-properties fo:wrap-option="wrap" style:vertical-align="automatic"/>
      <style:text-properties fo:color="#333399"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b3b3b3"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color="#333399" fo:font-weight="bold" style:font-weight-asian="bold" style:font-weight-complex="bold"/>
    </style:style>
    <style:style style:name="ce39" style:family="table-cell" style:parent-style-name="Default" style:data-style-name="N0">
      <style:table-cell-properties fo:wrap-option="wrap" fo:border="0.002cm solid #000000" style:vertical-align="automatic"/>
      <style:text-properties fo:color="#333399"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0">
      <style:table-cell-properties fo:background-color="#b3b3b3"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style:vertical-align="automatic"/>
      <style:text-properties fo:color="#333399"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-bottom="none" fo:border-left="none" fo:border-right="0.088cm solid #000000" fo:border-top="none" style:vertical-align="automatic"/>
      <style:text-properties fo:color="#333399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fo:wrap-option="wrap" fo:border-left="none" fo:border-right="0.088cm solid #000000" fo:border-top="none" style:vertical-align="automatic"/>
      <style:text-properties fo:color="#333399" fo:font-size="10pt" style:font-size-asian="10pt" style:font-size-complex="10pt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88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 Black" fo:font-size="14pt" fo:font-weight="bold" style:font-name-asian="Arial Black1" style:font-size-asian="14pt" style:font-weight-asian="bold" style:font-name-complex="Arial Black1" style:font-size-complex="14pt" style:font-weight-complex="bold"/>
    </style:style>
    <style:style style:name="ce52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fo:border-bottom="0.002cm solid #000000" fo:background-color="#b3b3b3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0">
      <style:table-cell-properties style:vertical-align="automatic"/>
    </style:style>
    <style:style style:name="ce63" style:family="table-cell" style:parent-style-name="Default" style:data-style-name="N0">
      <style:table-cell-properties fo:wrap-option="wrap" fo:border="0.002cm solid #000000" style:vertical-align="automatic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0.002cm solid #000000" style:vertical-align="automatic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bottom="0.002cm solid #000000" fo:background-color="#b3b3b3" style:text-align-source="fix" style:repeat-content="false" fo:wrap-option="wrap" fo:border-left="0.071cm solid #000000" fo:border-right="0.088cm solid #000000" fo:border-top="0.071cm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0">
      <style:table-cell-properties fo:wrap-option="wrap" fo:border="0.002cm solid #000000" style:vertical-align="top"/>
      <style:text-properties fo:color="#000000" fo:font-size="10pt" style:font-size-asian="10pt" style:font-size-complex="10pt"/>
    </style:style>
    <style:style style:name="ce6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  <style:text-properties fo:color="#000000"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  <style:text-properties fo:color="#000000" fo:font-size="10pt" style:font-size-asian="10pt" style:font-size-complex="10pt"/>
    </style:style>
    <style:style style:name="ce73" style:family="table-cell" style:parent-style-name="Default" style:data-style-name="N0">
      <style:table-cell-properties fo:border-bottom="0.002cm solid #000000" fo:background-color="#b3b3b3" style:text-align-source="fix" style:repeat-content="false" fo:wrap-option="wrap" fo:border-left="0.088cm solid #000000" fo:border-right="0.088cm solid #000000" fo:border-top="0.071cm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  <style:text-properties fo:color="#000000" fo:font-size="10pt" style:font-size-asian="10pt" style:font-size-complex="10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78" style:family="table-cell" style:parent-style-name="Default" style:data-style-name="N0">
      <style:table-cell-properties fo:wrap-option="wrap" style:vertical-align="automatic"/>
    </style:style>
    <style:style style:name="ce79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automatic"/>
    </style:style>
    <style:style style:name="ce80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  <style:text-properties fo:color="#000000" fo:font-size="10pt" style:font-size-asian="10pt" style:font-size-complex="10pt"/>
    </style:style>
    <style:style style:name="ce81" style:family="table-cell" style:parent-style-name="Default" style:data-style-name="N0">
      <style:table-cell-properties fo:wrap-option="wrap" style:vertical-align="automatic"/>
      <style:text-properties fo:color="#0000ff" fo:font-size="10pt" style:font-size-asian="10pt" style:font-size-complex="10pt"/>
    </style:style>
    <style:style style:name="ce82" style:family="table-cell" style:parent-style-name="Default" style:data-style-name="N0">
      <style:table-cell-properties fo:wrap-option="wrap" style:vertical-align="automatic"/>
      <style:text-properties fo:color="#000000" fo:font-size="10pt" style:font-size-asian="10pt" style:font-size-complex="10pt"/>
    </style:style>
    <style:style style:name="ce83" style:family="table-cell" style:parent-style-name="Default" style:data-style-name="N0">
      <style:table-cell-properties fo:wrap-option="wrap" fo:border="0.002cm solid #000000" style:vertical-align="middle"/>
      <style:text-properties fo:color="#000000" fo:font-size="10pt" style:font-size-asian="10pt" style:font-size-complex="10pt"/>
    </style:style>
    <style:style style:name="ce84" style:family="table-cell" style:parent-style-name="Default" style:data-style-name="N0">
      <style:table-cell-properties fo:border-bottom="0.071cm solid #000000" fo:background-color="#b3b3b3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able-cell-properties fo:border-bottom="none" fo:background-color="#b3b3b3" style:text-align-source="fix" style:repeat-content="false" fo:wrap-option="wrap" fo:border-left="0.071cm solid #000000" fo:border-right="0.088cm solid #000000" fo:border-top="0.071cm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fo:color="#ff0000" style:text-outline="false" style:text-line-through-style="none" style:font-name="Verdana1" fo:font-size="9pt" fo:font-style="normal" fo:text-shadow="none" style:text-underline-style="none" fo:font-weight="bold" style:font-name-asian="Verdana1" style:font-size-asian="9pt" style:font-style-asian="normal" style:font-weight-asian="bold" style:font-name-complex="Verdana1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Verdana1" fo:font-size="9pt" fo:font-style="normal" fo:text-shadow="none" style:text-underline-style="solid" style:text-underline-width="auto" style:text-underline-color="font-color" fo:font-weight="bold" style:font-name-asian="Verdana1" style:font-size-asian="9pt" style:font-style-asian="normal" style:font-weight-asian="bold" style:font-name-complex="Verdana1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font-name="Verdana1" fo:font-size="9pt" fo:font-style="normal" fo:text-shadow="none" style:text-underline-style="none" fo:font-weight="bold" style:font-name-asian="Verdana1" style:font-size-asian="9pt" style:font-style-asian="normal" style:font-weight-asian="bold" style:font-name-complex="Verdana1" style:font-size-complex="9pt" style:font-style-complex="normal" style:font-weight-complex="bold"/>
    </style:style>
    <style:style style:name="T6" style:family="text">
      <style:text-properties fo:color="#000000" style:text-outline="false" style:text-line-through-style="none" style:font-name="Arial1" fo:font-size="14pt" fo:font-style="normal" fo:text-shadow="none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color="#333399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Read_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5"/>
        <table:table-column table:style-name="co9" table:default-cell-style-name="ce25"/>
        <table:table-row table:style-name="ro1">
          <table:table-cell table:style-name="ce1" office:value-type="string" table:number-columns-spanned="6" table:number-rows-spanned="2">
            <text:p>Tata Consultancy Services Limited <text:s text:c="14"/>Template for Test Case</text:p>
          </table:table-cell>
          <table:covered-table-cell table:number-columns-repeated="5"/>
          <table:table-cell table:style-name="ce20" table:number-columns-repeated="1018"/>
        </table:table-row>
        <table:table-row table:style-name="ro2">
          <table:covered-table-cell table:number-columns-repeated="6"/>
          <table:table-cell table:style-name="ce20" table:number-columns-repeated="1018"/>
        </table:table-row>
        <table:table-row table:style-name="ro3">
          <table:table-cell table:style-name="ce3" office:value-type="string" table:number-columns-spanned="6" table:number-rows-spanned="1">
            <text:p><text:s text:c="150"/>Apr 2009</text:p>
          </table:table-cell>
          <table:covered-table-cell table:number-columns-repeated="5"/>
          <table:table-cell table:style-name="ce20" table:number-columns-repeated="1018"/>
        </table:table-row>
        <table:table-row table:style-name="ro4">
          <table:table-cell table:style-name="ce4" office:value-type="string" table:number-columns-spanned="6" table:number-rows-spanned="1">
            <text:p>Overview of Test Execution Monitoring Report</text:p>
          </table:table-cell>
          <table:covered-table-cell table:number-columns-repeated="5"/>
          <table:table-cell table:style-name="ce21" table:number-columns-repeated="1018"/>
        </table:table-row>
        <table:table-row table:style-name="ro1">
          <table:table-cell table:style-name="ce5" office:value-type="string" table:number-columns-spanned="6" table:number-rows-spanned="2">
            <text:p>Test case template would be used for preparation of test cases for projects.</text:p>
          </table:table-cell>
          <table:covered-table-cell table:number-columns-repeated="5"/>
          <table:table-cell table:style-name="ce22" table:number-columns-repeated="1018"/>
        </table:table-row>
        <table:table-row table:style-name="ro4">
          <table:covered-table-cell table:number-columns-repeated="6"/>
          <table:table-cell table:style-name="ce22" table:number-columns-repeated="1018"/>
        </table:table-row>
        <table:table-row table:style-name="ro5">
          <table:table-cell table:style-name="ce6" table:number-columns-spanned="6" table:number-rows-spanned="1"/>
          <table:covered-table-cell table:number-columns-repeated="5"/>
          <table:table-cell table:style-name="ce22" table:number-columns-repeated="1018"/>
        </table:table-row>
        <table:table-row table:style-name="ro6">
          <table:table-cell table:style-name="ce7" office:value-type="string" table:number-columns-spanned="6" table:number-rows-spanned="1">
            <text:p>DOCUMENT RELEASE NOTICE</text:p>
          </table:table-cell>
          <table:covered-table-cell table:number-columns-repeated="5"/>
          <table:table-cell table:style-name="ce22" table:number-columns-repeated="1018"/>
        </table:table-row>
        <table:table-row table:style-name="ro7">
          <table:table-cell table:style-name="ce8" office:value-type="string" table:number-columns-spanned="6" table:number-rows-spanned="10">
            <text:p>This Test Case template is released for use in Tata Consultancy Services Limited (TCS) with effect from 14/Apr/2009.</text:p>
            <text:p/>
            <text:p>This document is subject to TCS Document Control Procedure.</text:p>
            <text:p/>
            <text:p>Softcopy of the latest version of the document is available in Document Repository.</text:p>
            <text:p/>
            <text:p>Comments, suggestions or queries should be addressed to<text:span text:style-name="T3"> </text:span>Assurance Services Unit Head.</text:p>
            <text:p/>
            <text:p/>
            <text:p>Approved By: <text:span text:style-name="T4"><text:s text:c="2"/>PEL Assurance Services Unit <text:s text:c="7"/></text:span><text:s text:c="49"/><text:s text:c="23"/>Date: <text:s/>14/Apr/2009</text:p>
            <text:p/>
            <text:p/>
            <text:p>Authorised By:<text:span text:style-name="T4"> Assurance Services Unit Head <text:s text:c="6"/></text:span><text:s text:c="48"/><text:s text:c="23"/>Date: <text:s/><text:span text:style-name="T5">14/Apr/2009</text:span></text:p>
          </table:table-cell>
          <table:covered-table-cell table:number-columns-repeated="5"/>
          <table:table-cell table:style-name="ce23" table:number-columns-repeated="1018"/>
        </table:table-row>
        <table:table-row table:style-name="ro8">
          <table:covered-table-cell table:number-columns-repeated="6"/>
          <table:table-cell table:style-name="ce23" table:number-columns-repeated="1018"/>
        </table:table-row>
        <table:table-row table:style-name="ro8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9">
          <table:covered-table-cell table:number-columns-repeated="6"/>
          <table:table-cell table:style-name="ce23" table:number-columns-repeated="1018"/>
        </table:table-row>
        <table:table-row table:style-name="ro1">
          <table:table-cell table:style-name="ce9" table:number-columns-repeated="6"/>
          <table:table-cell table:style-name="ce23" table:number-columns-repeated="1018"/>
        </table:table-row>
        <table:table-row table:style-name="ro4">
          <table:table-cell table:style-name="ce10" office:value-type="string">
            <text:p>Revision Details:</text:p>
          </table:table-cell>
          <table:table-cell table:style-name="ce14" table:number-columns-repeated="5"/>
          <table:table-cell table:style-name="ce23" table:number-columns-repeated="1018"/>
        </table:table-row>
        <table:table-row table:style-name="ro10">
          <table:table-cell table:style-name="ce11" office:value-type="string">
            <text:p>Version No./Revision No.</text:p>
          </table:table-cell>
          <table:table-cell table:style-name="ce15" office:value-type="string">
            <text:p>Release Date</text:p>
          </table:table-cell>
          <table:table-cell table:style-name="ce15" office:value-type="string">
            <text:p>Change type (add/ del/chg)</text:p>
          </table:table-cell>
          <table:table-cell table:style-name="ce15" office:value-type="string">
            <text:p>Worksheet Name and section</text:p>
          </table:table-cell>
          <table:table-cell table:style-name="ce15" office:value-type="string" table:number-columns-spanned="2" table:number-rows-spanned="1">
            <text:p>Revision description</text:p>
          </table:table-cell>
          <table:covered-table-cell/>
          <table:table-cell table:style-name="ce24" table:number-columns-repeated="1018"/>
        </table:table-row>
        <table:table-row table:style-name="ro11">
          <table:table-cell table:style-name="ce12" office:value-type="float" office:value="1">
            <text:p>1.00</text:p>
          </table:table-cell>
          <table:table-cell table:style-name="ce16" office:value-type="date" office:date-value="2009-04-14">
            <text:p>Apr 14, 09</text:p>
          </table:table-cell>
          <table:table-cell table:style-name="ce17" office:value-type="string">
            <text:p>Add</text:p>
          </table:table-cell>
          <table:table-cell table:style-name="ce17" office:value-type="string">
            <text:p>All</text:p>
          </table:table-cell>
          <table:table-cell table:style-name="ce18" office:value-type="string" table:number-columns-spanned="2" table:number-rows-spanned="1">
            <text:p>First version</text:p>
          </table:table-cell>
          <table:covered-table-cell/>
          <table:table-cell table:style-name="ce24" table:number-columns-repeated="1018"/>
        </table:table-row>
        <table:table-row table:style-name="ro7">
          <table:table-cell table:style-name="ce13"/>
          <table:table-cell table:style-name="ce17" table:number-columns-repeated="3"/>
          <table:table-cell table:style-name="ce19" table:number-columns-spanned="2" table:number-rows-spanned="1"/>
          <table:covered-table-cell/>
          <table:table-cell table:style-name="ce24" table:number-columns-repeated="1018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TC_Introduction" table:style-name="ta2"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number-columns-repeated="246" table:default-cell-style-name="ce25"/>
        <table:table-column table:style-name="co8" table:number-columns-repeated="767" table:default-cell-style-name="ce25"/>
        <table:table-column table:style-name="co9" table:default-cell-style-name="ce25"/>
        <table:table-row table:style-name="ro12">
          <table:table-cell table:style-name="ce26" office:value-type="string" table:number-columns-spanned="9" table:number-rows-spanned="1">
            <text:p>&lt;Project Name&gt;</text:p>
            <text:p><text:span text:style-name="T6">Test Case Name: &lt;Test Case ID&gt;_&lt;Test Case brief </text:span><text:span text:style-name="T6">description&gt;</text:span></text:p>
          </table:table-cell>
          <table:covered-table-cell table:number-columns-repeated="8"/>
          <table:table-cell table:style-name="ce51" table:number-columns-repeated="3"/>
          <table:table-cell table:number-columns-repeated="1012"/>
        </table:table-row>
        <table:table-row table:style-name="ro13">
          <table:table-cell table:style-name="ce27" office:value-type="string" table:number-columns-spanned="9" table:number-rows-spanned="1">
            <text:p>Project / Change Request ID #: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table:style-name="ce27" office:value-type="string" table:number-columns-spanned="9" table:number-rows-spanned="1">
            <text:p>Release Details:</text:p>
          </table:table-cell>
          <table:covered-table-cell table:number-columns-repeated="8"/>
          <table:table-cell table:number-columns-repeated="1015"/>
        </table:table-row>
        <table:table-row table:style-name="ro13">
          <table:table-cell table:style-name="ce27" office:value-type="string" table:number-columns-spanned="9" table:number-rows-spanned="1">
            <text:p>Type of Testing : <text:span text:style-name="T7">&lt;System Testing / Integration testing / UAT etc&gt;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Test Case ID : <text:span text:style-name="T7">&lt;ID&gt;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Test Case Description :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Test Case Priority :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Test Objective :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Based on HLD/LLD Version #: <text:span text:style-name="T7">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Requirement/Use Case ID : <text:span text:style-name="T7">&lt;ID&gt;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Test Case Version #:<text:span text:style-name="T7"> &lt;Version Details&gt;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Automation Reference : <text:span text:style-name="T7">Mention reference to any automation script developed </text:span><text:span text:style-name="T7">for this test case here</text:span></text:p>
          </table:table-cell>
          <table:covered-table-cell table:number-columns-repeated="8"/>
          <table:table-cell table:number-columns-repeated="1015"/>
        </table:table-row>
        <table:table-row table:style-name="ro14">
          <table:table-cell table:style-name="ce27" office:value-type="string" table:number-columns-spanned="9" table:number-rows-spanned="1">
            <text:p>Project Team Name: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style-name="ce28" table:number-columns-spanned="1" table:number-rows-spanned="4"/>
          <table:table-cell table:style-name="ce36" office:value-type="string">
            <text:p>Test Specs prepared by:</text:p>
          </table:table-cell>
          <table:table-cell table:style-name="ce41" office:value-type="string">
            <text:p>&lt;Name&gt;</text:p>
          </table:table-cell>
          <table:table-cell table:style-name="ce36" office:value-type="string">
            <text:p>Prepared date:</text:p>
          </table:table-cell>
          <table:table-cell table:style-name="ce42" office:value-type="string">
            <text:p>MM/DD/YYYY</text:p>
          </table:table-cell>
          <table:table-cell table:style-name="ce36"/>
          <table:table-cell table:style-name="ce41"/>
          <table:table-cell table:style-name="ce36" office:value-type="string">
            <text:p>Estimated Time to Complete</text:p>
          </table:table-cell>
          <table:table-cell table:style-name="ce41"/>
          <table:table-cell table:number-columns-repeated="1015"/>
        </table:table-row>
        <table:table-row table:style-name="ro15">
          <table:covered-table-cell/>
          <table:table-cell table:style-name="ce36" office:value-type="string">
            <text:p>Test Specs reviewed by:</text:p>
          </table:table-cell>
          <table:table-cell table:style-name="ce41"/>
          <table:table-cell table:style-name="ce36" office:value-type="string">
            <text:p>Review date:</text:p>
          </table:table-cell>
          <table:table-cell table:style-name="ce42" office:value-type="string">
            <text:p>MM/DD/YYYY</text:p>
          </table:table-cell>
          <table:table-cell table:style-name="ce36" office:value-type="string">
            <text:p>Review passed:</text:p>
          </table:table-cell>
          <table:table-cell table:style-name="ce41"/>
          <table:table-cell table:style-name="ce36"/>
          <table:table-cell table:style-name="ce41"/>
          <table:table-cell table:number-columns-repeated="1015"/>
        </table:table-row>
        <table:table-row table:style-name="ro15">
          <table:covered-table-cell/>
          <table:table-cell table:style-name="ce36" office:value-type="string">
            <text:p>Unit/module tested by:</text:p>
          </table:table-cell>
          <table:table-cell table:style-name="ce41"/>
          <table:table-cell table:style-name="ce36" office:value-type="string">
            <text:p>Tested date:</text:p>
          </table:table-cell>
          <table:table-cell table:style-name="ce42" office:value-type="string">
            <text:p>MM/DD/YYYY</text:p>
          </table:table-cell>
          <table:table-cell table:style-name="ce36" office:value-type="string">
            <text:p>Test passed: <text:s/></text:p>
          </table:table-cell>
          <table:table-cell table:style-name="ce41"/>
          <table:table-cell table:style-name="ce36" office:value-type="string">
            <text:p>Actual Time to Complete</text:p>
          </table:table-cell>
          <table:table-cell table:style-name="ce41"/>
          <table:table-cell table:number-columns-repeated="1015"/>
        </table:table-row>
        <table:table-row table:style-name="ro16">
          <table:covered-table-cell/>
          <table:table-cell table:style-name="ce36" office:value-type="string">
            <text:p>Verified that all comments are closed/Verified by:</text:p>
          </table:table-cell>
          <table:table-cell table:style-name="ce41"/>
          <table:table-cell table:style-name="ce36" office:value-type="string">
            <text:p>Verified date:</text:p>
          </table:table-cell>
          <table:table-cell table:style-name="ce42" office:value-type="string">
            <text:p>MM/DD/YYYY</text:p>
          </table:table-cell>
          <table:table-cell table:style-name="ce43"/>
          <table:table-cell table:style-name="ce45"/>
          <table:table-cell table:style-name="ce36"/>
          <table:table-cell table:style-name="ce41"/>
          <table:table-cell table:number-columns-repeated="1015"/>
        </table:table-row>
        <table:table-row table:style-name="ro15">
          <table:table-cell table:style-name="ce29"/>
          <table:table-cell table:style-name="ce37" table:number-columns-repeated="4"/>
          <table:table-cell table:style-name="ce44" table:number-columns-repeated="2"/>
          <table:table-cell table:style-name="ce37"/>
          <table:table-cell table:style-name="ce47"/>
          <table:table-cell table:style-name="ce52" table:number-columns-repeated="1015"/>
        </table:table-row>
        <table:table-row table:style-name="ro14">
          <table:table-cell table:style-name="ce30" office:value-type="string" table:number-columns-spanned="9" table:number-rows-spanned="1">
            <text:p>Pre-Condition</text:p>
          </table:table-cell>
          <table:covered-table-cell table:number-columns-repeated="8"/>
          <table:table-cell table:number-columns-repeated="1015"/>
        </table:table-row>
        <table:table-row table:style-name="ro17">
          <table:table-cell table:style-name="ce31" office:value-type="string" table:number-columns-spanned="9" table:number-rows-spanned="1">
            <text:p>e.g. User has access to System environment etc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2" table:number-columns-spanned="9" table:number-rows-spanned="1"/>
          <table:covered-table-cell table:number-columns-repeated="8"/>
          <table:table-cell table:number-columns-repeated="1015"/>
        </table:table-row>
        <table:table-row table:style-name="ro14">
          <table:table-cell table:style-name="ce33"/>
          <table:table-cell table:style-name="ce38" office:value-type="string" table:number-columns-spanned="5" table:number-rows-spanned="1">
            <text:p>Revision History</text:p>
          </table:table-cell>
          <table:covered-table-cell table:number-columns-repeated="4"/>
          <table:table-cell table:style-name="ce46" table:number-columns-repeated="2"/>
          <table:table-cell table:style-name="ce48"/>
          <table:table-cell table:number-columns-repeated="1015"/>
        </table:table-row>
        <table:table-row table:style-name="ro18">
          <table:table-cell table:style-name="ce34"/>
          <table:table-cell table:style-name="ce39" office:value-type="string">
            <text:p>Version #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Test Steps</text:p>
          </table:table-cell>
          <table:table-cell table:style-name="ce39" office:value-type="string">
            <text:p>Revision Description</text:p>
          </table:table-cell>
          <table:table-cell table:style-name="ce39" office:value-type="string">
            <text:p>Change type (add/Modify/delete)</text:p>
          </table:table-cell>
          <table:table-cell table:style-name="ce34" table:number-columns-repeated="2"/>
          <table:table-cell table:style-name="ce49"/>
          <table:table-cell table:number-columns-repeated="1015"/>
        </table:table-row>
        <table:table-row table:style-name="ro1" table:number-rows-repeated="2">
          <table:table-cell table:style-name="ce34"/>
          <table:table-cell table:style-name="ce39" table:number-columns-repeated="5"/>
          <table:table-cell table:style-name="ce34" table:number-columns-repeated="2"/>
          <table:table-cell table:style-name="ce49"/>
          <table:table-cell table:number-columns-repeated="1015"/>
        </table:table-row>
        <table:table-row table:style-name="ro1">
          <table:table-cell table:style-name="ce35"/>
          <table:table-cell table:style-name="ce40" table:number-columns-repeated="5"/>
          <table:table-cell table:style-name="ce35" table:number-columns-repeated="2"/>
          <table:table-cell table:style-name="ce50"/>
          <table:table-cell table:number-columns-repeated="1015"/>
        </table:table-row>
        <table:table-row table:style-name="ro13">
          <table:table-cell table:style-name="ce35"/>
          <table:table-cell table:style-name="ce40" table:number-columns-repeated="5"/>
          <table:table-cell table:style-name="ce35" table:number-columns-repeated="3"/>
          <table:table-cell table:number-columns-repeated="1015"/>
        </table:table-row>
        <table:table-row table:style-name="ro13" table:number-rows-repeated="4">
          <table:table-cell table:style-name="ce35" table:number-columns-repeated="9"/>
          <table:table-cell table:number-columns-repeated="1015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st_Case" table:style-name="ta3">
        <table:table-column table:style-name="co21" table:default-cell-style-name="Default"/>
        <table:table-column table:style-name="co22" table:default-cell-style-name="ce62"/>
        <table:table-column table:style-name="co23" table:default-cell-style-name="ce62"/>
        <table:table-column table:style-name="co24" table:default-cell-style-name="ce62"/>
        <table:table-column table:style-name="co25" table:default-cell-style-name="ce62"/>
        <table:table-column table:style-name="co26" table:default-cell-style-name="ce62"/>
        <table:table-column table:style-name="co27" table:default-cell-style-name="ce62"/>
        <table:table-column table:style-name="co28" table:default-cell-style-name="ce62"/>
        <table:table-column table:style-name="co29" table:default-cell-style-name="ce62"/>
        <table:table-column table:style-name="co30" table:default-cell-style-name="ce62"/>
        <table:table-column table:style-name="co28" table:default-cell-style-name="ce62"/>
        <table:table-column table:style-name="co5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37" table:default-cell-style-name="ce62"/>
        <table:table-column table:style-name="co38" table:number-columns-repeated="236" table:default-cell-style-name="ce62"/>
        <table:table-column table:style-name="co9" table:number-columns-repeated="767" table:default-cell-style-name="ce25"/>
        <table:table-column table:style-name="co9" table:number-columns-repeated="2" table:default-cell-style-name="Default"/>
        <table:table-row table:style-name="ro19">
          <table:table-cell/>
          <table:table-cell table:style-name="ce61" office:value-type="string" table:number-columns-spanned="1" table:number-rows-spanned="2">
            <text:p>Test Case Description</text:p>
          </table:table-cell>
          <table:table-cell table:style-name="ce67" office:value-type="string" table:number-columns-spanned="1" table:number-rows-spanned="2">
            <office:annotation draw:style-name="gr1" draw:text-style-name="P1" svg:width="2.17cm" svg:height="0.847cm" svg:x="17.729cm" svg:y="0cm" draw:caption-point-x="2.707cm" draw:caption-point-y="0.01cm">
              <dc:date>1899-12-30T00:00:00</dc:date>
              <text:p text:style-name="P1"><text:span text:style-name="T8">The area that the test case covers such as Login, or Client Set Up, or Create Account etc</text:span></text:p>
            </office:annotation>
            <text:p>Application / Feature / Function / Screen</text:p>
          </table:table-cell>
          <table:table-cell table:style-name="ce67" office:value-type="string" table:number-columns-spanned="1" table:number-rows-spanned="2">
            <office:annotation draw:style-name="gr1" draw:text-style-name="P1" svg:width="2.17cm" svg:height="0.767cm" svg:x="24.335cm" svg:y="0cm" draw:caption-point-x="6.557cm" draw:caption-point-y="0.01cm">
              <dc:date>1899-12-30T00:00:00</dc:date>
              <text:p text:style-name="P1"><text:span text:style-name="T8">List the steps to execute the test (list how the steps will be executed)</text:span></text:p>
            </office:annotation>
            <text:p>Test Step Description</text:p>
          </table:table-cell>
          <table:table-cell table:style-name="ce73" office:value-type="string" table:number-columns-spanned="1" table:number-rows-spanned="2">
            <text:p>Expected Result</text:p>
          </table:table-cell>
          <table:table-cell table:style-name="ce73" office:value-type="string" table:number-columns-spanned="1" table:number-rows-spanned="2">
            <office:annotation draw:style-name="gr1" draw:text-style-name="P1" svg:width="5.054cm" svg:height="1.005cm" svg:x="36.422cm" svg:y="0cm" draw:caption-point-x="12.9cm" draw:caption-point-y="0.01cm">
              <dc:date>1899-12-30T00:00:00</dc:date>
              <text:p text:style-name="P1"><text:span text:style-name="T8">Identify environment setup, input data, external dependency or dependency on other test cases which needs to be satisfied for the test to run. <text:s/>Enter N/A if none exists.</text:span></text:p>
            </office:annotation>
            <text:p>Pre-Requisites</text:p>
          </table:table-cell>
          <table:table-cell table:style-name="ce73" office:value-type="string" table:number-columns-spanned="1" table:number-rows-spanned="2">
            <office:annotation draw:style-name="gr1" draw:text-style-name="P1" svg:width="2.461cm" svg:height="1.005cm" svg:x="38.195cm" svg:y="0.022cm" draw:caption-point-x="16.215cm" draw:caption-point-y="-0.012cm">
              <dc:date>1899-12-30T00:00:00</dc:date>
              <text:p text:style-name="P1"><text:span text:style-name="T9">Data fields used to execute test cases. Examples include: <text:s/></text:span><text:span text:style-name="T8">Client name, account number, date of birth <text:s text:c="2"/>or enter associated Data Sheet ID.</text:span></text:p>
            </office:annotation>
            <text:p>Test Data</text:p>
            <text:p><text:span text:style-name="T11">(or complete " Data Sheet Scenarios" Tab)</text:span></text:p>
          </table:table-cell>
          <table:table-cell table:style-name="ce67" office:value-type="string">
            <text:p>Bug ID</text:p>
          </table:table-cell>
          <table:table-cell table:style-name="ce73" office:value-type="string" table:number-columns-spanned="1" table:number-rows-spanned="2">
            <office:annotation draw:style-name="gr1" draw:text-style-name="P1" svg:width="2.09cm" svg:height="1.164cm" svg:x="47.111cm" svg:y="0.022cm" draw:caption-point-x="19.529cm" draw:caption-point-y="-0.012cm">
              <dc:date>1899-12-30T00:00:00</dc:date>
              <text:p text:style-name="P1"><text:span text:style-name="T8">Enter requirement number from requirements document, traceability matrix or other source. <text:s/>If a requirements number does not exist, enter verbiage describing the requirement.</text:span></text:p>
            </office:annotation>
            <text:p>BRD# / Use Case ID</text:p>
          </table:table-cell>
          <table:table-cell table:style-name="ce73" office:value-type="string" table:number-columns-spanned="1" table:number-rows-spanned="2">
            <text:p>Business Priority</text:p>
          </table:table-cell>
          <table:table-cell table:style-name="ce73" office:value-type="string" table:number-columns-spanned="1" table:number-rows-spanned="2">
            <text:p>LLD#</text:p>
          </table:table-cell>
          <table:table-cell table:style-name="ce73" office:value-type="string" table:number-columns-spanned="1" table:number-rows-spanned="2">
            <text:p>Additional Comment</text:p>
          </table:table-cell>
          <table:table-cell table:style-name="ce84" office:value-type="string" table:number-columns-spanned="7" table:number-rows-spanned="1">
            <office:annotation draw:style-name="gr1" draw:text-style-name="P1" svg:width="3.651cm" svg:height="0.979cm" svg:x="62.22cm" svg:y="0cm" draw:caption-point-x="32.23cm" draw:caption-point-y="0.01cm">
              <dc:date>1899-12-30T00:00:00</dc:date>
              <text:p text:style-name="P1"><text:span text:style-name="T8">For each iteration of the Test Scenario getting executed, create a separate set of columns for each of the columns underneath with the serial no. for that iteration</text:span></text:p>
            </office:annotation>
            <text:p>Iteration # NN</text:p>
          </table:table-cell>
          <table:covered-table-cell table:number-columns-repeated="6"/>
          <table:table-cell table:number-columns-repeated="1005"/>
        </table:table-row>
        <table:table-row table:style-name="ro20">
          <table:table-cell/>
          <table:covered-table-cell table:number-columns-repeated="6"/>
          <table:table-cell table:style-name="ce67"/>
          <table:covered-table-cell table:number-columns-repeated="4"/>
          <table:table-cell table:style-name="ce85" office:value-type="string">
            <office:annotation draw:style-name="gr1" draw:text-style-name="P1" svg:width="0.291cm" svg:height="1.005cm" svg:x="53.249cm" svg:y="0.075cm" draw:caption-point-x="28.68cm" draw:caption-point-y="0.409cm">
              <dc:date>1899-12-30T00:00:00</dc:date>
              <text:p text:style-name="P1"><text:span text:style-name="T9">129161:</text:span></text:p>
              <text:p text:style-name="P1"><text:span text:style-name="T8">Pass / Fail / In Progress / Complete / On Hold</text:span></text:p>
            </office:annotation>
            <text:p>Status</text:p>
          </table:table-cell>
          <table:table-cell table:style-name="ce85" office:value-type="string">
            <text:p>Actual result</text:p>
          </table:table-cell>
          <table:table-cell table:style-name="ce85" office:value-type="string">
            <text:p>Planned Date</text:p>
          </table:table-cell>
          <table:table-cell table:style-name="ce85" office:value-type="string">
            <text:p>Actual Date</text:p>
          </table:table-cell>
          <table:table-cell table:style-name="ce85" office:value-type="string">
            <text:p>Data</text:p>
          </table:table-cell>
          <table:table-cell table:style-name="ce85" office:value-type="string">
            <text:p>Defect ID (if Failed)</text:p>
          </table:table-cell>
          <table:table-cell table:style-name="ce85" office:value-type="string">
            <office:annotation draw:style-name="gr1" draw:text-style-name="P1" svg:width="2.54cm" svg:height="1.164cm" svg:x="61.902cm" svg:y="0.075cm" draw:caption-point-x="32.548cm" draw:caption-point-y="0.409cm">
              <dc:date>1899-12-30T00:00:00</dc:date>
              <text:p text:style-name="P1"><text:span text:style-name="T8">If screenshots needs to be provided, then either screen shot should be embedded as objects / or referenced from common location</text:span></text:p>
              <text:p text:style-name="P1"><text:span text:style-name="T10"/></text:p>
            </office:annotation>
            <text:p>Comments / Attachments</text:p>
          </table:table-cell>
          <table:table-cell table:number-columns-repeated="1005"/>
        </table:table-row>
        <table:table-row table:style-name="ro21">
          <table:table-cell office:value-type="string">
            <text:p>TC_1</text:p>
          </table:table-cell>
          <table:table-cell table:style-name="ce63" office:value-type="string">
            <text:p>Verify the login with valid customer representative id and valid password.</text:p>
          </table:table-cell>
          <table:table-cell table:style-name="ce68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69" table:number-columns-repeated="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2">
          <table:table-cell/>
          <table:table-cell table:style-name="ce64"/>
          <table:table-cell table:style-name="ce68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2" office:value-type="string">
            <text:p>Valid User</text:p>
          </table:table-cell>
          <table:table-cell table:style-name="ce7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2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2" office:value-type="string">
            <text:p>Valid Password</text:p>
          </table:table-cell>
          <table:table-cell table:style-name="ce7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2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User should be able to login successfully</text:p>
          </table:table-cell>
          <table:table-cell table:style-name="ce68"/>
          <table:table-cell table:style-name="ce72" table:number-columns-repeated="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1">
          <table:table-cell office:value-type="string">
            <text:p>TC_2</text:p>
          </table:table-cell>
          <table:table-cell table:style-name="ce63" office:value-type="string">
            <text:p>Verify the login with invalid customer representative id and valid password</text:p>
          </table:table-cell>
          <table:table-cell table:style-name="ce68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40631</text:p>
          </table:table-cell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9" office:value-type="string">
            <text:p>Invalid User</text:p>
          </table:table-cell>
          <table:table-cell table:style-name="ce79"/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9" office:value-type="string">
            <text:p>Valid Password</text:p>
          </table:table-cell>
          <table:table-cell table:style-name="ce79"/>
          <table:table-cell table:style-name="ce64" table:number-columns-repeated="11"/>
          <table:table-cell table:number-columns-repeated="1005"/>
        </table:table-row>
        <table:table-row table:style-name="ro20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style-name="ce64" table:number-columns-repeated="11"/>
          <table:table-cell table:number-columns-repeated="1005"/>
        </table:table-row>
        <table:table-row table:style-name="ro21">
          <table:table-cell office:value-type="string">
            <text:p>TC_3</text:p>
          </table:table-cell>
          <table:table-cell table:style-name="ce65" office:value-type="string">
            <text:p>Verify the login with valid customer representative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79" office:value-type="float" office:value="40519">
            <text:p>40519</text:p>
          </table:table-cell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office:value-type="string">
            <text:p>Valid User</text:p>
          </table:table-cell>
          <table:table-cell table:style-name="ce80"/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office:value-type="string">
            <text:p>Invalid Password</text:p>
          </table:table-cell>
          <table:table-cell table:style-name="ce80"/>
          <table:table-cell table:style-name="ce64" table:number-columns-repeated="11"/>
          <table:table-cell table:number-columns-repeated="1005"/>
        </table:table-row>
        <table:table-row table:style-name="ro20">
          <table:table-cell/>
          <table:table-cell table:style-name="ce64" table:number-columns-repeated="2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style-name="ce64" table:number-columns-repeated="11"/>
          <table:table-cell table:number-columns-repeated="1005"/>
        </table:table-row>
        <table:table-row table:style-name="ro23">
          <table:table-cell office:value-type="string">
            <text:p>TC_4</text:p>
          </table:table-cell>
          <table:table-cell table:style-name="ce65" office:value-type="string">
            <text:p>verify the login with invalid clerk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40611</text:p>
          </table:table-cell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office:value-type="string">
            <text:p>Invalid User</text:p>
          </table:table-cell>
          <table:table-cell table:style-name="ce80"/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office:value-type="string">
            <text:p>Invalid Password</text:p>
          </table:table-cell>
          <table:table-cell table:style-name="ce80"/>
          <table:table-cell table:number-columns-repeated="1016"/>
        </table:table-row>
        <table:table-row table:style-name="ro21">
          <table:table-cell office:value-type="string">
            <text:p>TC_5</text:p>
          </table:table-cell>
          <table:table-cell table:style-name="ce63" office:value-type="string">
            <text:p>Verify the login with valid customer representative id and valid password.</text:p>
          </table:table-cell>
          <table:table-cell table:style-name="ce68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69" table:number-columns-repeated="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2" office:value-type="string">
            <text:p>Valid User</text:p>
          </table:table-cell>
          <table:table-cell table:style-name="ce7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2" office:value-type="string">
            <text:p>Valid Password</text:p>
          </table:table-cell>
          <table:table-cell table:style-name="ce7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User should be able to login successfully</text:p>
          </table:table-cell>
          <table:table-cell table:style-name="ce68"/>
          <table:table-cell table:style-name="ce72" table:number-columns-repeated="2"/>
          <table:table-cell table:style-name="ce83" table:number-columns-repeated="3"/>
          <table:table-cell table:style-name="ce68" table:number-columns-repeated="8"/>
          <table:table-cell table:number-columns-repeated="1005"/>
        </table:table-row>
        <table:table-row table:style-name="ro21">
          <table:table-cell office:value-type="string">
            <text:p>TC_6</text:p>
          </table:table-cell>
          <table:table-cell table:style-name="ce63" office:value-type="string">
            <text:p>verify the login with invalid clerk id and valid password</text:p>
          </table:table-cell>
          <table:table-cell table:style-name="ce68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40631</text:p>
          </table:table-cell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9" office:value-type="string">
            <text:p>Invalid User</text:p>
          </table:table-cell>
          <table:table-cell table:style-name="ce79"/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9" office:value-type="string">
            <text:p>Valid Password</text:p>
          </table:table-cell>
          <table:table-cell table:style-name="ce79"/>
          <table:table-cell table:style-name="ce64" table:number-columns-repeated="11"/>
          <table:table-cell table:number-columns-repeated="1005"/>
        </table:table-row>
        <table:table-row table:style-name="ro20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style-name="ce64" table:number-columns-repeated="11"/>
          <table:table-cell table:number-columns-repeated="1005"/>
        </table:table-row>
        <table:table-row table:style-name="ro21">
          <table:table-cell office:value-type="string">
            <text:p>TC_7</text:p>
          </table:table-cell>
          <table:table-cell table:style-name="ce65" office:value-type="string">
            <text:p>verify the login with valid clerk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79" office:value-type="float" office:value="40519">
            <text:p>40519</text:p>
          </table:table-cell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office:value-type="string">
            <text:p>Valid User</text:p>
          </table:table-cell>
          <table:table-cell table:style-name="ce80"/>
          <table:table-cell table:style-name="ce64" table:number-columns-repeated="11"/>
          <table:table-cell table:number-columns-repeated="1005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office:value-type="string">
            <text:p>Invalid Password</text:p>
          </table:table-cell>
          <table:table-cell table:style-name="ce80"/>
          <table:table-cell table:style-name="ce64" table:number-columns-repeated="11"/>
          <table:table-cell table:number-columns-repeated="1005"/>
        </table:table-row>
        <table:table-row table:style-name="ro20">
          <table:table-cell/>
          <table:table-cell table:style-name="ce64" table:number-columns-repeated="2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style-name="ce64" table:number-columns-repeated="11"/>
          <table:table-cell table:number-columns-repeated="1005"/>
        </table:table-row>
        <table:table-row table:style-name="ro21">
          <table:table-cell office:value-type="string">
            <text:p>TC_8</text:p>
          </table:table-cell>
          <table:table-cell table:style-name="ce65" office:value-type="string">
            <text:p>verify the login with invalid clerk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40611</text:p>
          </table:table-cell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office:value-type="string">
            <text:p>Invalid User</text:p>
          </table:table-cell>
          <table:table-cell table:style-name="ce80"/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office:value-type="string">
            <text:p>Invalid Password</text:p>
          </table:table-cell>
          <table:table-cell table:style-name="ce80"/>
          <table:table-cell table:number-columns-repeated="1016"/>
        </table:table-row>
        <table:table-row table:style-name="ro20">
          <table:table-cell/>
          <table:table-cell table:style-name="ce64" table:number-columns-repeated="2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number-columns-repeated="1016"/>
        </table:table-row>
        <table:table-row table:style-name="ro23">
          <table:table-cell office:value-type="string">
            <text:p>TC_9</text:p>
          </table:table-cell>
          <table:table-cell table:style-name="ce66" office:value-type="string">
            <text:p>Verify the valid name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valid name</text:p>
          </table:table-cell>
          <table:table-cell table:style-name="ce74" office:value-type="string">
            <text:p>System should accept the entered name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3">
          <table:table-cell table:number-columns-repeated="3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7"/>
          <table:table-cell office:value-type="string">
            <text:p>Valid name</text:p>
          </table:table-cell>
          <table:table-cell table:number-columns-repeated="1017"/>
        </table:table-row>
        <table:table-row table:style-name="ro23">
          <table:table-cell office:value-type="string">
            <text:p>TC_10</text:p>
          </table:table-cell>
          <table:table-cell table:style-name="ce66" office:value-type="string">
            <text:p>Verify the invalid name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invalid name</text:p>
          </table:table-cell>
          <table:table-cell table:style-name="ce66" office:value-type="string">
            <text:p>System should accept the entered name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4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office:value-type="string">
            <text:p>Invalid name</text:p>
          </table:table-cell>
          <table:table-cell table:number-columns-repeated="1017"/>
        </table:table-row>
        <table:table-row table:style-name="ro23">
          <table:table-cell office:value-type="string">
            <text:p>TC_11</text:p>
          </table:table-cell>
          <table:table-cell table:style-name="ce66" office:value-type="string">
            <text:p>Verify the valid address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valid and proper address</text:p>
          </table:table-cell>
          <table:table-cell table:style-name="ce66" office:value-type="string">
            <text:p>System should accept the entered address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7"/>
          <table:table-cell office:value-type="string">
            <text:p>Valid address</text:p>
          </table:table-cell>
          <table:table-cell table:number-columns-repeated="1017"/>
        </table:table-row>
        <table:table-row table:style-name="ro21">
          <table:table-cell office:value-type="string">
            <text:p>TC_12</text:p>
          </table:table-cell>
          <table:table-cell table:style-name="ce66" office:value-type="string">
            <text:p>Verify the invalid address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invalid address</text:p>
          </table:table-cell>
          <table:table-cell table:style-name="ce66" office:value-type="string">
            <text:p>System should accept the entered address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office:value-type="string">
            <text:p>Invalid address</text:p>
          </table:table-cell>
          <table:table-cell table:number-columns-repeated="1017"/>
        </table:table-row>
        <table:table-row table:style-name="ro21">
          <table:table-cell office:value-type="string">
            <text:p>TC_13</text:p>
          </table:table-cell>
          <table:table-cell table:style-name="ce66" office:value-type="string">
            <text:p>Verify the valid phone number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valid and proper phone number</text:p>
          </table:table-cell>
          <table:table-cell table:style-name="ce66" office:value-type="string">
            <text:p>System should accept the entered phone number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7"/>
          <table:table-cell office:value-type="string">
            <text:p>Valid Phone number</text:p>
          </table:table-cell>
          <table:table-cell table:number-columns-repeated="1017"/>
        </table:table-row>
        <table:table-row table:style-name="ro21">
          <table:table-cell office:value-type="string">
            <text:p>TC_14</text:p>
          </table:table-cell>
          <table:table-cell table:style-name="ce66" office:value-type="string">
            <text:p>Verify the invalid phone number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invalid phone number</text:p>
          </table:table-cell>
          <table:table-cell table:style-name="ce66" office:value-type="string">
            <text:p>System should accept the entered phone number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office:value-type="string">
            <text:p>Invalid phone number</text:p>
          </table:table-cell>
          <table:table-cell table:number-columns-repeated="1017"/>
        </table:table-row>
        <table:table-row table:style-name="ro21">
          <table:table-cell office:value-type="string">
            <text:p>TC_15</text:p>
          </table:table-cell>
          <table:table-cell table:style-name="ce66" office:value-type="string">
            <text:p>Verify the valid mail id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valid and proper email id</text:p>
          </table:table-cell>
          <table:table-cell table:style-name="ce66" office:value-type="string">
            <text:p>System should accept the entered email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7"/>
          <table:table-cell office:value-type="string">
            <text:p>Valid email id</text:p>
          </table:table-cell>
          <table:table-cell table:number-columns-repeated="1017"/>
        </table:table-row>
        <table:table-row table:style-name="ro21">
          <table:table-cell office:value-type="string">
            <text:p>TC_16</text:p>
          </table:table-cell>
          <table:table-cell table:style-name="ce66" office:value-type="string">
            <text:p>Verify the valid email provided by the customer</text:p>
          </table:table-cell>
          <table:table-cell table:style-name="ce70" office:value-type="string">
            <text:p>Registration</text:p>
          </table:table-cell>
          <table:table-cell office:value-type="string">
            <text:p>Enter the invalid email id</text:p>
          </table:table-cell>
          <table:table-cell table:style-name="ce66" office:value-type="string">
            <text:p>System should accept the entered email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office:value-type="string">
            <text:p>Invalid email id</text:p>
          </table:table-cell>
          <table:table-cell table:number-columns-repeated="1017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/>
          <table:table-cell office:value-type="string">
            <text:p>Invalid role</text:p>
          </table:table-cell>
          <table:table-cell table:number-columns-repeated="1017"/>
        </table:table-row>
        <table:table-row table:style-name="ro21">
          <table:table-cell office:value-type="string">
            <text:p>TC_17</text:p>
          </table:table-cell>
          <table:table-cell table:style-name="ce63" office:value-type="string">
            <text:p>Verify the login with valid customer id and valid password.</text:p>
          </table:table-cell>
          <table:table-cell table:style-name="ce68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69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User should be able to login successfully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 office:value-type="string">
            <text:p>TC_18</text:p>
          </table:table-cell>
          <table:table-cell table:style-name="ce63" office:value-type="string">
            <text:p>Verify the login with customer user id and valid password</text:p>
          </table:table-cell>
          <table:table-cell table:style-name="ce71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40688</text:p>
          </table:table-cell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79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the 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79"/>
          <table:table-cell table:style-name="ce25"/>
          <table:table-cell table:number-columns-repeated="1016"/>
        </table:table-row>
        <table:table-row table:style-name="ro20">
          <table:table-cell/>
          <table:table-cell table:style-name="ce64"/>
          <table:table-cell table:style-name="ce68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number-columns-repeated="1016"/>
        </table:table-row>
        <table:table-row table:style-name="ro21">
          <table:table-cell office:value-type="string">
            <text:p>TC_19</text:p>
          </table:table-cell>
          <table:table-cell table:style-name="ce65" office:value-type="string">
            <text:p>Verify the login with valid customer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81" office:value-type="string">
            <text:p><text:a xlink:href="http://172.25.198.23/bugzilla/show_bug.cgi?id=40697">40697</text:a></text:p>
          </table:table-cell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table:number-columns-repeated="2"/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table:number-columns-repeated="2"/>
          <table:table-cell table:number-columns-repeated="1016"/>
        </table:table-row>
        <table:table-row table:style-name="ro20">
          <table:table-cell/>
          <table:table-cell table:style-name="ce64" table:number-columns-repeated="2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number-columns-repeated="1016"/>
        </table:table-row>
        <table:table-row table:style-name="ro21">
          <table:table-cell office:value-type="string">
            <text:p>TC_20</text:p>
          </table:table-cell>
          <table:table-cell table:style-name="ce65" office:value-type="string">
            <text:p>Verify the login with invalid customer id and invalid password</text:p>
          </table:table-cell>
          <table:table-cell table:style-name="ce69" office:value-type="string">
            <text:p>Login</text:p>
          </table:table-cell>
          <table:table-cell table:style-name="ce68" office:value-type="string">
            <text:p>Open the login session</text:p>
          </table:table-cell>
          <table:table-cell table:style-name="ce68" office:value-type="string">
            <text:p>System should display the login screen.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79"/>
          <table:table-cell table:style-name="ce25"/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user id</text:p>
          </table:table-cell>
          <table:table-cell table:style-name="ce72" office:value-type="string">
            <text:p>System should accept the entered user id.</text:p>
          </table:table-cell>
          <table:table-cell table:style-name="ce68"/>
          <table:table-cell table:style-name="ce80" table:number-columns-repeated="2"/>
          <table:table-cell table:number-columns-repeated="1016"/>
        </table:table-row>
        <table:table-row table:style-name="ro21">
          <table:table-cell/>
          <table:table-cell table:style-name="ce64" table:number-columns-repeated="2"/>
          <table:table-cell table:style-name="ce68" office:value-type="string">
            <text:p>Enter the invalid password</text:p>
          </table:table-cell>
          <table:table-cell table:style-name="ce69" office:value-type="string">
            <text:p>System should accept the entered password.</text:p>
          </table:table-cell>
          <table:table-cell table:style-name="ce68"/>
          <table:table-cell table:style-name="ce80" table:number-columns-repeated="2"/>
          <table:table-cell table:number-columns-repeated="1016"/>
        </table:table-row>
        <table:table-row table:style-name="ro20">
          <table:table-cell/>
          <table:table-cell table:style-name="ce64" table:number-columns-repeated="2"/>
          <table:table-cell table:style-name="ce72" office:value-type="string">
            <text:p>Click on "Sign On" button</text:p>
          </table:table-cell>
          <table:table-cell table:style-name="ce72" office:value-type="string">
            <text:p>System should display the error message for invalid login</text:p>
          </table:table-cell>
          <table:table-cell table:style-name="ce68"/>
          <table:table-cell table:style-name="ce79" table:number-columns-repeated="2"/>
          <table:table-cell table:number-columns-repeated="1016"/>
        </table:table-row>
        <table:table-row table:style-name="ro21">
          <table:table-cell office:value-type="string">
            <text:p>TC_21</text:p>
          </table:table-cell>
          <table:table-cell table:style-name="ce63" office:value-type="string">
            <text:p>Register a new customer</text:p>
          </table:table-cell>
          <table:table-cell table:style-name="ce68" office:value-type="string">
            <text:p>customer registration</text:p>
          </table:table-cell>
          <table:table-cell table:style-name="ce68" office:value-type="string">
            <text:p>Go into Customer Registration sub menu</text:p>
          </table:table-cell>
          <table:table-cell table:style-name="ce68" office:value-type="string">
            <text:p>Should display the relevant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style-name="ce69"/>
          <table:table-cell table:style-name="ce82" office:value-type="string">
            <text:p>40725</text:p>
          </table:table-cell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name</text:p>
          </table:table-cell>
          <table:table-cell table:style-name="ce72" office:value-type="string">
            <text:p><text:s/>System should accept the entered <text:s/>name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68" office:value-type="string">
            <text:p>Enter Phone number</text:p>
          </table:table-cell>
          <table:table-cell table:style-name="ce69" office:value-type="string">
            <text:p><text:s/>System should accept the entered <text:s/>number.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/>
          <table:table-cell table:style-name="ce64"/>
          <table:table-cell table:style-name="ce68"/>
          <table:table-cell table:style-name="ce72" office:value-type="string">
            <text:p>Enter Address</text:p>
          </table:table-cell>
          <table:table-cell table:style-name="ce72" office:value-type="string">
            <text:p>System should accept the entered address</text:p>
          </table:table-cell>
          <table:table-cell table:style-name="ce68"/>
          <table:table-cell table:style-name="ce72" table:number-columns-repeated="2"/>
          <table:table-cell table:number-columns-repeated="1016"/>
        </table:table-row>
        <table:table-row table:style-name="ro21">
          <table:table-cell/>
          <table:table-cell table:style-name="ce66"/>
          <table:table-cell table:style-name="ce70"/>
          <table:table-cell office:value-type="string">
            <text:p>Enter PAN number</text:p>
          </table:table-cell>
          <table:table-cell table:style-name="ce75" office:value-type="string">
            <text:p>System should accept the entered PAN number</text:p>
          </table:table-cell>
          <table:table-cell table:style-name="ce66"/>
          <table:table-cell table:number-columns-repeated="1018"/>
        </table:table-row>
        <table:table-row table:style-name="ro20">
          <table:table-cell office:value-type="string">
            <text:p>TC_22</text:p>
          </table:table-cell>
          <table:table-cell table:style-name="ce66" office:value-type="string">
            <text:p>Customer name validation</text:p>
          </table:table-cell>
          <table:table-cell table:style-name="ce66" office:value-type="string">
            <text:p>Registration validation</text:p>
          </table:table-cell>
          <table:table-cell office:value-type="string">
            <text:p>Enter numbers in name</text:p>
          </table:table-cell>
          <table:table-cell table:style-name="ce66" office:value-type="string">
            <text:p>system should throw an error saying alphanumeric names not allowed nad ask for re-entry</text:p>
          </table:table-cell>
          <table:table-cell table:style-name="ce66"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<text:a xlink:href="http://172.25.198.23/bugzilla/show_bug.cgi?id=40599">40599</text:a></text:p>
          </table:table-cell>
          <table:table-cell table:number-columns-repeated="1016"/>
        </table:table-row>
        <table:table-row table:style-name="ro20">
          <table:table-cell office:value-type="string">
            <text:p>TC_23</text:p>
          </table:table-cell>
          <table:table-cell table:style-name="ce66" office:value-type="string">
            <text:p>Customer name validation</text:p>
          </table:table-cell>
          <table:table-cell table:style-name="ce66" office:value-type="string">
            <text:p>Registration validation</text:p>
          </table:table-cell>
          <table:table-cell office:value-type="string">
            <text:p>Enter enter single character</text:p>
          </table:table-cell>
          <table:table-cell table:style-name="ce66" office:value-type="string">
            <text:p>System should throw error saying name length too short and ask for re-entry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24</text:p>
          </table:table-cell>
          <table:table-cell table:style-name="ce66" office:value-type="string">
            <text:p>Customer address validation</text:p>
          </table:table-cell>
          <table:table-cell table:style-name="ce66" office:value-type="string">
            <text:p>Registration validation</text:p>
          </table:table-cell>
          <table:table-cell office:value-type="string">
            <text:p>Enter all numbers</text:p>
          </table:table-cell>
          <table:table-cell table:style-name="ce66" office:value-type="string">
            <text:p>system should throw error asking for re-entry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25</text:p>
          </table:table-cell>
          <table:table-cell table:style-name="ce66" office:value-type="string">
            <text:p>Pin code validation</text:p>
          </table:table-cell>
          <table:table-cell table:style-name="ce66" office:value-type="string">
            <text:p>Registration validation</text:p>
          </table:table-cell>
          <table:table-cell office:value-type="string">
            <text:p>Check pincode lengthsize</text:p>
          </table:table-cell>
          <table:table-cell table:style-name="ce66" office:value-type="string">
            <text:p>When numbers entered&lt;6 should thro error</text:p>
          </table:table-cell>
          <table:table-cell table:style-name="ce66"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40645</text:p>
          </table:table-cell>
          <table:table-cell table:number-columns-repeated="1016"/>
        </table:table-row>
        <table:table-row table:style-name="ro25">
          <table:table-cell office:value-type="string">
            <text:p>TC_26</text:p>
          </table:table-cell>
          <table:table-cell table:style-name="ce66" office:value-type="string">
            <text:p>Pin code validation</text:p>
          </table:table-cell>
          <table:table-cell table:style-name="ce66" office:value-type="string">
            <text:p>Registration validation</text:p>
          </table:table-cell>
          <table:table-cell office:value-type="string">
            <text:p>Check pincode for only numbers </text:p>
          </table:table-cell>
          <table:table-cell table:style-name="ce66" office:value-type="string">
            <text:p>When numbers entered&lt;6 should thro error</text:p>
          </table:table-cell>
          <table:table-cell table:style-name="ce66"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40645</text:p>
          </table:table-cell>
          <table:table-cell table:number-columns-repeated="1016"/>
        </table:table-row>
        <table:table-row table:style-name="ro20">
          <table:table-cell office:value-type="string">
            <text:p>TC_27</text:p>
          </table:table-cell>
          <table:table-cell table:style-name="ce66" office:value-type="string">
            <text:p>Verify the valid phone number provided</text:p>
          </table:table-cell>
          <table:table-cell table:style-name="ce66" office:value-type="string">
            <text:p>Phone number Validation</text:p>
          </table:table-cell>
          <table:table-cell office:value-type="string">
            <text:p>Enter the valid and proper phone number</text:p>
          </table:table-cell>
          <table:table-cell table:style-name="ce66" office:value-type="string">
            <text:p>System should accept the entered phone number</text:p>
          </table:table-cell>
          <table:table-cell table:style-name="ce66"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<text:a xlink:href="http://172.25.198.23/bugzilla/show_bug.cgi?id=40599">40599</text:a>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8"/>
          <table:table-cell table:number-columns-repeated="1018"/>
        </table:table-row>
        <table:table-row table:style-name="ro20">
          <table:table-cell office:value-type="string">
            <text:p>TC_28</text:p>
          </table:table-cell>
          <table:table-cell table:style-name="ce66" office:value-type="string">
            <text:p>Verify the invalid phone number provided</text:p>
          </table:table-cell>
          <table:table-cell table:style-name="ce66" office:value-type="string">
            <text:p>Phone number Validation</text:p>
          </table:table-cell>
          <table:table-cell office:value-type="string">
            <text:p>Enter the invalid phone number</text:p>
          </table:table-cell>
          <table:table-cell table:style-name="ce66" office:value-type="string">
            <text:p>System should accept the entered phone number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table:number-columns-repeated="1018"/>
        </table:table-row>
        <table:table-row table:style-name="ro21">
          <table:table-cell office:value-type="string">
            <text:p>TC_29</text:p>
          </table:table-cell>
          <table:table-cell table:style-name="ce66" office:value-type="string">
            <text:p>Verify the valid mail id provided</text:p>
          </table:table-cell>
          <table:table-cell table:style-name="ce66" office:value-type="string">
            <text:p>Email Validation</text:p>
          </table:table-cell>
          <table:table-cell office:value-type="string">
            <text:p>Enter the valid and proper email id</text:p>
          </table:table-cell>
          <table:table-cell table:style-name="ce66" office:value-type="string">
            <text:p>System should accept the entered email</text:p>
          </table:table-cell>
          <table:table-cell table:style-name="ce66"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40685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Manager/Senior Clerk/Clerk can proceed to update</text:p>
          </table:table-cell>
          <table:table-cell table:style-name="ce78"/>
          <table:table-cell table:number-columns-repeated="1018"/>
        </table:table-row>
        <table:table-row table:style-name="ro21">
          <table:table-cell office:value-type="string">
            <text:p>TC_30</text:p>
          </table:table-cell>
          <table:table-cell table:style-name="ce66" office:value-type="string">
            <text:p>Verify the invalid email provided</text:p>
          </table:table-cell>
          <table:table-cell table:style-name="ce66" office:value-type="string">
            <text:p>Email Validation</text:p>
          </table:table-cell>
          <table:table-cell office:value-type="string">
            <text:p>Enter the invalid email id</text:p>
          </table:table-cell>
          <table:table-cell table:style-name="ce66" office:value-type="string">
            <text:p>System should accept the entered email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ystem should display click to update</text:p>
          </table:table-cell>
          <table:table-cell table:style-name="ce66" office:value-type="string">
            <text:p>System should display appropriate error message.</text:p>
          </table:table-cell>
          <table:table-cell table:style-name="ce66"/>
          <table:table-cell table:number-columns-repeated="1018"/>
        </table:table-row>
        <table:table-row table:style-name="ro20">
          <table:table-cell office:value-type="string">
            <text:p>TC_31</text:p>
          </table:table-cell>
          <table:table-cell office:value-type="string">
            <text:p>verify reading capabilities</text:p>
          </table:table-cell>
          <table:table-cell table:style-name="ce66" office:value-type="string">
            <text:p>Reading customer details</text:p>
          </table:table-cell>
          <table:table-cell office:value-type="string">
            <text:p>Go to read submenu</text:p>
          </table:table-cell>
          <table:table-cell table:style-name="ce66" office:value-type="string">
            <text:p>sub menu should be displayed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elect a customer name</text:p>
          </table:table-cell>
          <table:table-cell table:style-name="ce66" office:value-type="string">
            <text:p>should display the relevant details</text:p>
          </table:table-cell>
          <table:table-cell table:number-columns-repeated="1019"/>
        </table:table-row>
        <table:table-row table:style-name="ro20">
          <table:table-cell office:value-type="string">
            <text:p>TC_32</text:p>
          </table:table-cell>
          <table:table-cell office:value-type="string">
            <text:p>verify reading capabilities</text:p>
          </table:table-cell>
          <table:table-cell table:style-name="ce66" office:value-type="string">
            <text:p>Reading customer details</text:p>
          </table:table-cell>
          <table:table-cell office:value-type="string">
            <text:p>Go to read submenu</text:p>
          </table:table-cell>
          <table:table-cell table:style-name="ce66" office:value-type="string">
            <text:p>sub menu should be displayed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elect invalid name</text:p>
          </table:table-cell>
          <table:table-cell table:style-name="ce66" office:value-type="string">
            <text:p>System should display appropriate error message.</text:p>
          </table:table-cell>
          <table:table-cell table:number-columns-repeated="2"/>
          <table:table-cell table:style-name="ce81" office:value-type="string">
            <text:p>40642</text:p>
          </table:table-cell>
          <table:table-cell table:number-columns-repeated="1016"/>
        </table:table-row>
        <table:table-row table:style-name="ro20">
          <table:table-cell office:value-type="string">
            <text:p>TC_33</text:p>
          </table:table-cell>
          <table:table-cell office:value-type="string">
            <text:p>verify update capabilities</text:p>
          </table:table-cell>
          <table:table-cell table:style-name="ce66" office:value-type="string">
            <text:p>Updating customer details</text:p>
          </table:table-cell>
          <table:table-cell office:value-type="string">
            <text:p>Go to update submenu</text:p>
          </table:table-cell>
          <table:table-cell table:style-name="ce66" office:value-type="string">
            <text:p>sub menu should be displayed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elect appropriate changes</text:p>
          </table:table-cell>
          <table:table-cell table:style-name="ce66" office:value-type="string">
            <text:p>System should store data</text:p>
          </table:table-cell>
          <table:table-cell table:number-columns-repeated="1019"/>
        </table:table-row>
        <table:table-row table:style-name="ro20">
          <table:table-cell office:value-type="string">
            <text:p>TC_34</text:p>
          </table:table-cell>
          <table:table-cell office:value-type="string">
            <text:p>verify Deactivate capabilities</text:p>
          </table:table-cell>
          <table:table-cell table:style-name="ce66" office:value-type="string">
            <text:p>Deactivating customer details</text:p>
          </table:table-cell>
          <table:table-cell office:value-type="string">
            <text:p>Go to deactivate submenu</text:p>
          </table:table-cell>
          <table:table-cell table:style-name="ce66" office:value-type="string">
            <text:p>sub menu should be displayed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elect appropriate customer name</text:p>
          </table:table-cell>
          <table:table-cell table:style-name="ce66" office:value-type="string">
            <text:p>System should deactivate the account</text:p>
          </table:table-cell>
          <table:table-cell table:number-columns-repeated="1019"/>
        </table:table-row>
        <table:table-row table:style-name="ro25">
          <table:table-cell table:number-columns-repeated="2"/>
          <table:table-cell table:style-name="ce66"/>
          <table:table-cell office:value-type="string">
            <text:p>try reading from read submenu</text:p>
          </table:table-cell>
          <table:table-cell table:style-name="ce66" office:value-type="string">
            <text:p>Should display deactivated status</text:p>
          </table:table-cell>
          <table:table-cell table:number-columns-repeated="1019"/>
        </table:table-row>
        <table:table-row table:style-name="ro20">
          <table:table-cell office:value-type="string">
            <text:p>TC_35</text:p>
          </table:table-cell>
          <table:table-cell office:value-type="string">
            <text:p>Verify delete capabilities</text:p>
          </table:table-cell>
          <table:table-cell table:style-name="ce66" office:value-type="string">
            <text:p>Deleting customer details</text:p>
          </table:table-cell>
          <table:table-cell office:value-type="string">
            <text:p>Go to delete sub menu</text:p>
          </table:table-cell>
          <table:table-cell table:style-name="ce66" office:value-type="string">
            <text:p>sub menu should be displayed</text:p>
          </table:table-cell>
          <table:table-cell table:style-name="ce6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Select customer names</text:p>
          </table:table-cell>
          <table:table-cell table:style-name="ce66" office:value-type="string">
            <text:p>system should delete customer details</text:p>
          </table:table-cell>
          <table:table-cell table:number-columns-repeated="1019"/>
        </table:table-row>
        <table:table-row table:style-name="ro25">
          <table:table-cell office:value-type="string">
            <text:p>TC_36</text:p>
          </table:table-cell>
          <table:table-cell office:value-type="string">
            <text:p>Check create account</text:p>
          </table:table-cell>
          <table:table-cell table:style-name="ce66" office:value-type="string">
            <text:p>Create account</text:p>
          </table:table-cell>
          <table:table-cell office:value-type="string">
            <text:p>Check whether all the functionalities are working</text:p>
          </table:table-cell>
          <table:table-cell table:style-name="ce66" office:value-type="string">
            <text:p>system should display the menu</text:p>
          </table:table-cell>
          <table:table-cell office:value-type="string">
            <text:p>Application is successfully working in the desired environment.</text:p>
          </table:table-cell>
          <table:table-cell/>
          <table:table-cell table:style-name="ce81" office:value-type="string">
            <text:p>40577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66"/>
          <table:table-cell table:number-columns-repeated="4"/>
          <table:table-cell table:style-name="ce81"/>
          <table:table-cell table:number-columns-repeated="1016"/>
        </table:table-row>
        <table:table-row table:style-name="ro21">
          <table:table-cell table:number-columns-repeated="2"/>
          <table:table-cell table:style-name="ce66"/>
          <table:table-cell office:value-type="string">
            <text:p>Deactivate an account</text:p>
          </table:table-cell>
          <table:table-cell office:value-type="string">
            <text:p>Account should be deactivated</text:p>
          </table:table-cell>
          <table:table-cell table:number-columns-repeated="1019"/>
        </table:table-row>
        <table:table-row table:style-name="ro25">
          <table:table-cell office:value-type="string">
            <text:p>TC_37</text:p>
          </table:table-cell>
          <table:table-cell office:value-type="string">
            <text:p>Delete account</text:p>
          </table:table-cell>
          <table:table-cell table:style-name="ce66" office:value-type="string">
            <text:p>Delete account</text:p>
          </table:table-cell>
          <table:table-cell office:value-type="string">
            <text:p>Go to delete account submenu</text:p>
          </table:table-cell>
          <table:table-cell office:value-type="string">
            <text:p>System should display appropriate menu</text:p>
          </table:table-cell>
          <table:table-cell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ce66"/>
          <table:table-cell office:value-type="string">
            <text:p>Delete an account</text:p>
          </table:table-cell>
          <table:table-cell office:value-type="string">
            <text:p>Account should be deactivated</text:p>
          </table:table-cell>
          <table:table-cell table:number-columns-repeated="1019"/>
        </table:table-row>
        <table:table-row table:style-name="ro20">
          <table:table-cell office:value-type="string">
            <text:p>TC_38</text:p>
          </table:table-cell>
          <table:table-cell office:value-type="string">
            <text:p>Generating account statement</text:p>
          </table:table-cell>
          <table:table-cell table:style-name="ce66" office:value-type="string">
            <text:p><text:s/>account statement menu</text:p>
          </table:table-cell>
          <table:table-cell office:value-type="string">
            <text:p>Go to account statement menu</text:p>
          </table:table-cell>
          <table:table-cell office:value-type="string">
            <text:p>Menu should be displayed</text:p>
          </table:table-cell>
          <table:table-cell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39</text:p>
          </table:table-cell>
          <table:table-cell office:value-type="string">
            <text:p>FD initial deposit should be above a range</text:p>
          </table:table-cell>
          <table:table-cell office:value-type="string">
            <text:p>Fixed deposit</text:p>
          </table:table-cell>
          <table:table-cell office:value-type="string">
            <text:p>System accepts the minimum deposit of Rs 5000/-</text:p>
          </table:table-cell>
          <table:table-cell office:value-type="string">
            <text:p>System checks for the minimum am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2"/>
          <table:table-cell table:style-name="Default"/>
          <table:table-cell/>
          <table:table-cell office:value-type="string">
            <text:p>System asks for the PAN card number</text:p>
          </table:table-cell>
          <table:table-cell table:number-columns-repeated="1019"/>
        </table:table-row>
        <table:table-row table:style-name="ro21">
          <table:table-cell office:value-type="string">
            <text:p>TC_40</text:p>
          </table:table-cell>
          <table:table-cell office:value-type="string">
            <text:p>FD initial deposit if not above the range</text:p>
          </table:table-cell>
          <table:table-cell office:value-type="string">
            <text:p>Fixed deposit</text:p>
          </table:table-cell>
          <table:table-cell office:value-type="string">
            <text:p>System should display an error message</text:p>
          </table:table-cell>
          <table:table-cell office:value-type="string">
            <text:p>system throws error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1</text:p>
          </table:table-cell>
          <table:table-cell office:value-type="string">
            <text:p>Deposit more than the range</text:p>
          </table:table-cell>
          <table:table-cell office:value-type="string">
            <text:p>Fixed deposit</text:p>
          </table:table-cell>
          <table:table-cell office:value-type="string">
            <text:p>PAN card number is asked</text:p>
          </table:table-cell>
          <table:table-cell office:value-type="string">
            <text:p>System should check the deposit am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2</text:p>
          </table:table-cell>
          <table:table-cell office:value-type="string">
            <text:p>Checking whether a valid PAN number is inserted</text:p>
          </table:table-cell>
          <table:table-cell office:value-type="string">
            <text:p>Fixed deposit</text:p>
          </table:table-cell>
          <table:table-cell office:value-type="string">
            <text:p>Valid PAN number should be given</text:p>
          </table:table-cell>
          <table:table-cell office:value-type="string">
            <text:p>System checks for the valid inpu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3</text:p>
          </table:table-cell>
          <table:table-cell office:value-type="string">
            <text:p>Invalid PAN number format is inserted</text:p>
          </table:table-cell>
          <table:table-cell office:value-type="string">
            <text:p>Fixed deposit</text:p>
          </table:table-cell>
          <table:table-cell office:value-type="string">
            <text:p>Valid PAN number should be given</text:p>
          </table:table-cell>
          <table:table-cell office:value-type="string">
            <text:p>Error message is thrown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4</text:p>
          </table:table-cell>
          <table:table-cell office:value-type="string">
            <text:p>Effective date on PAN card must be given</text:p>
          </table:table-cell>
          <table:table-cell office:value-type="string">
            <text:p>Fixed deposit</text:p>
          </table:table-cell>
          <table:table-cell office:value-type="string">
            <text:p>Effective date should be 1st April,2010</text:p>
          </table:table-cell>
          <table:table-cell office:value-type="string">
            <text:p>System should display that the effective date is from 1st April and onwards.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5</text:p>
          </table:table-cell>
          <table:table-cell office:value-type="string">
            <text:p>Period of running FD is checked</text:p>
          </table:table-cell>
          <table:table-cell office:value-type="string">
            <text:p>Fixed deposit</text:p>
          </table:table-cell>
          <table:table-cell office:value-type="string">
            <text:p>Period more than/ less than 6months</text:p>
          </table:table-cell>
          <table:table-cell office:value-type="string">
            <text:p>System displays menu 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6</text:p>
          </table:table-cell>
          <table:table-cell office:value-type="string">
            <text:p>If period below the asked time</text:p>
          </table:table-cell>
          <table:table-cell office:value-type="string">
            <text:p>Fixed deposit</text:p>
          </table:table-cell>
          <table:table-cell office:value-type="string">
            <text:p>Period &lt; 6months</text:p>
          </table:table-cell>
          <table:table-cell office:value-type="string">
            <text:p>System calculates SI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47</text:p>
          </table:table-cell>
          <table:table-cell office:value-type="string">
            <text:p>If period more than the minimum asked period</text:p>
          </table:table-cell>
          <table:table-cell office:value-type="string">
            <text:p>Fixed deposit</text:p>
          </table:table-cell>
          <table:table-cell office:value-type="string">
            <text:p>Period &gt; 6 months</text:p>
          </table:table-cell>
          <table:table-cell office:value-type="string">
            <text:p>Interest is calculated on basis of slab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48</text:p>
          </table:table-cell>
          <table:table-cell office:value-type="string">
            <text:p>Reinvestment is acceptable</text:p>
          </table:table-cell>
          <table:table-cell office:value-type="string">
            <text:p>Fixed deposit</text:p>
          </table:table-cell>
          <table:table-cell office:value-type="string">
            <text:p>principal is increased</text:p>
          </table:table-cell>
          <table:table-cell office:value-type="string">
            <text:p>System should display interest rate on the increased orincipal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49</text:p>
          </table:table-cell>
          <table:table-cell office:value-type="string">
            <text:p>Avail Locker facility if amount more than a limit</text:p>
          </table:table-cell>
          <table:table-cell office:value-type="string">
            <text:p>Fixed deposit</text:p>
          </table:table-cell>
          <table:table-cell office:value-type="string">
            <text:p>If FD amount more than 1 lakh, locker facility can be taken</text:p>
          </table:table-cell>
          <table:table-cell office:value-type="string">
            <text:p>System displays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0</text:p>
          </table:table-cell>
          <table:table-cell office:value-type="string">
            <text:p>Credit card available</text:p>
          </table:table-cell>
          <table:table-cell office:value-type="string">
            <text:p>Fixed deposit</text:p>
          </table:table-cell>
          <table:table-cell office:value-type="string">
            <text:p>Credit card can be asked for</text:p>
          </table:table-cell>
          <table:table-cell office:value-type="string">
            <text:p>System displays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1</text:p>
          </table:table-cell>
          <table:table-cell office:value-type="string">
            <text:p>Type of card selection</text:p>
          </table:table-cell>
          <table:table-cell office:value-type="string">
            <text:p>Fixed deposit</text:p>
          </table:table-cell>
          <table:table-cell office:value-type="string">
            <text:p>List of types of credit cards are shown</text:p>
          </table:table-cell>
          <table:table-cell office:value-type="string">
            <text:p>System displays a list to be selected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6">
          <table:table-cell office:value-type="string">
            <text:p>TC_52</text:p>
          </table:table-cell>
          <table:table-cell office:value-type="string">
            <text:p>Date of retirement must be known</text:p>
          </table:table-cell>
          <table:table-cell office:value-type="string">
            <text:p>Pensioner Account</text:p>
          </table:table-cell>
          <table:table-cell office:value-type="string">
            <text:p>employee can apply 6 months prior to the date of retirement</text:p>
          </table:table-cell>
          <table:table-cell office:value-type="string">
            <text:p>System checks for the valid dat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7">
          <table:table-cell office:value-type="string">
            <text:p>TC_53</text:p>
          </table:table-cell>
          <table:table-cell office:value-type="string">
            <text:p>checks principal amount </text:p>
          </table:table-cell>
          <table:table-cell office:value-type="string">
            <text:p>Pensioner Account</text:p>
          </table:table-cell>
          <table:table-cell office:value-type="string">
            <text:p>Interest is calculated on principal</text:p>
          </table:table-cell>
          <table:table-cell office:value-type="string">
            <text:p>System should accept the entered amoun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4</text:p>
          </table:table-cell>
          <table:table-cell office:value-type="string">
            <text:p>checks principal amount </text:p>
          </table:table-cell>
          <table:table-cell office:value-type="string">
            <text:p>Pensioner Account</text:p>
          </table:table-cell>
          <table:table-cell office:value-type="string">
            <text:p>Zero or more principal is accepted</text:p>
          </table:table-cell>
          <table:table-cell office:value-type="string">
            <text:p>System throws error on negative balanc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5</text:p>
          </table:table-cell>
          <table:table-cell office:value-type="string">
            <text:p>checks Date of retirement </text:p>
          </table:table-cell>
          <table:table-cell office:value-type="string">
            <text:p>Pensioner Account</text:p>
          </table:table-cell>
          <table:table-cell office:value-type="string">
            <text:p>Type of account conversion is done from current to saving</text:p>
          </table:table-cell>
          <table:table-cell office:value-type="string">
            <text:p>System displays the valid menus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6</text:p>
          </table:table-cell>
          <table:table-cell office:value-type="string">
            <text:p>checks quarterly average balance range </text:p>
          </table:table-cell>
          <table:table-cell office:value-type="string">
            <text:p>Pensioner Account</text:p>
          </table:table-cell>
          <table:table-cell office:value-type="string">
            <text:p>Quarterly average more than 15000, interest of 3% more is applied</text:p>
          </table:table-cell>
          <table:table-cell office:value-type="string">
            <text:p>System displays the menu again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7</text:p>
          </table:table-cell>
          <table:table-cell office:value-type="string">
            <text:p>apply for Draft facility</text:p>
          </table:table-cell>
          <table:table-cell office:value-type="string">
            <text:p>Pensioner Account</text:p>
          </table:table-cell>
          <table:table-cell office:value-type="string">
            <text:p>No facility available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8</text:p>
          </table:table-cell>
          <table:table-cell office:value-type="string">
            <text:p>apply for debit card</text:p>
          </table:table-cell>
          <table:table-cell office:value-type="string">
            <text:p>Pensioner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59</text:p>
          </table:table-cell>
          <table:table-cell office:value-type="string">
            <text:p>apply for credit card</text:p>
          </table:table-cell>
          <table:table-cell office:value-type="string">
            <text:p>Pensioner Account</text:p>
          </table:table-cell>
          <table:table-cell office:value-type="string">
            <text:p>System denie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0</text:p>
          </table:table-cell>
          <table:table-cell office:value-type="string">
            <text:p>last date of transaction recorded</text:p>
          </table:table-cell>
          <table:table-cell office:value-type="string">
            <text:p>Pensioner Account</text:p>
          </table:table-cell>
          <table:table-cell office:value-type="string">
            <text:p>If last activity is before 6 months</text:p>
          </table:table-cell>
          <table:table-cell office:value-type="string">
            <text:p>System closes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61</text:p>
          </table:table-cell>
          <table:table-cell office:value-type="string">
            <text:p>apply for additional cheque book</text:p>
          </table:table-cell>
          <table:table-cell office:value-type="string">
            <text:p>Pensioner Account</text:p>
          </table:table-cell>
          <table:table-cell office:value-type="string">
            <text:p>A charge of Rs 50 is applied</text:p>
          </table:table-cell>
          <table:table-cell office:value-type="string">
            <text:p>System displays the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2</text:p>
          </table:table-cell>
          <table:table-cell office:value-type="string">
            <text:p>checks customer belong to metro or non-metro</text:p>
          </table:table-cell>
          <table:table-cell office:value-type="string">
            <text:p>Saving Account</text:p>
          </table:table-cell>
          <table:table-cell office:value-type="string">
            <text:p>open the location</text:p>
          </table:table-cell>
          <table:table-cell office:value-type="string">
            <text:p>System displays the location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3</text:p>
          </table:table-cell>
          <table:table-cell office:value-type="string">
            <text:p>if metro minimum balance required Rs – 1000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system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4</text:p>
          </table:table-cell>
          <table:table-cell office:value-type="string">
            <text:p>if metro minimum balance less than Rs – 1000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system not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5</text:p>
          </table:table-cell>
          <table:table-cell office:value-type="string">
            <text:p>if non-metro minimum balance required Rs – 500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system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6</text:p>
          </table:table-cell>
          <table:table-cell office:value-type="string">
            <text:p>if non-metro minimum balance less than Rs – 500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system not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7</text:p>
          </table:table-cell>
          <table:table-cell office:value-type="string">
            <text:p>an average monthly balance to be maintained.(METRO)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No charge 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8</text:p>
          </table:table-cell>
          <table:table-cell office:value-type="string">
            <text:p>an average monthly balance is not <text:s/>maintained.(METRO)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charge Rs- 25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69</text:p>
          </table:table-cell>
          <table:table-cell office:value-type="string">
            <text:p>an average monthly balance to be maintained.(NON-METRO)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No charge 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0</text:p>
          </table:table-cell>
          <table:table-cell office:value-type="string">
            <text:p>an average monthly balance is not <text:s/>maintained.(NON-METRO)</text:p>
          </table:table-cell>
          <table:table-cell office:value-type="string">
            <text:p>Saving Account</text:p>
          </table:table-cell>
          <table:table-cell office:value-type="string">
            <text:p>Open accounts details</text:p>
          </table:table-cell>
          <table:table-cell office:value-type="string">
            <text:p>charge Rs- 25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8">
          <table:table-cell office:value-type="string">
            <text:p>TC_71</text:p>
          </table:table-cell>
          <table:table-cell office:value-type="string">
            <text:p>Interest on a Savings Account is paid at 4.00% p.a. on a monthly end of day </text:p>
            <text:p>balance</text:p>
          </table:table-cell>
          <table:table-cell office:value-type="string">
            <text:p>Saving Account</text:p>
          </table:table-cell>
          <table:table-cell office:value-type="string">
            <text:p>4% of total balance must be added</text:p>
          </table:table-cell>
          <table:table-cell office:value-type="string">
            <text:p>System calculates interes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2</text:p>
          </table:table-cell>
          <table:table-cell office:value-type="string">
            <text:p>Minimum age of opening an account is 18years</text:p>
          </table:table-cell>
          <table:table-cell office:value-type="string">
            <text:p>Saving Account</text:p>
          </table:table-cell>
          <table:table-cell office:value-type="string">
            <text:p>check age of customer</text:p>
          </table:table-cell>
          <table:table-cell office:value-type="string">
            <text:p>system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3</text:p>
          </table:table-cell>
          <table:table-cell office:value-type="string">
            <text:p>If age is less than 18 years</text:p>
          </table:table-cell>
          <table:table-cell office:value-type="string">
            <text:p>Saving Account</text:p>
          </table:table-cell>
          <table:table-cell office:value-type="string">
            <text:p>check age of customer</text:p>
          </table:table-cell>
          <table:table-cell office:value-type="string">
            <text:p>system check the guardian details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3</text:p>
          </table:table-cell>
          <table:table-cell office:value-type="string">
            <text:p>if guardian detail is there</text:p>
          </table:table-cell>
          <table:table-cell office:value-type="string">
            <text:p>Saving Account</text:p>
          </table:table-cell>
          <table:table-cell office:value-type="string">
            <text:p>Open accounts details of guardian</text:p>
          </table:table-cell>
          <table:table-cell office:value-type="string">
            <text:p>system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4</text:p>
          </table:table-cell>
          <table:table-cell office:value-type="string">
            <text:p>checks guardian details</text:p>
          </table:table-cell>
          <table:table-cell office:value-type="string">
            <text:p>Saving Account</text:p>
          </table:table-cell>
          <table:table-cell office:value-type="string">
            <text:p>System asks for the amount</text:p>
          </table:table-cell>
          <table:table-cell office:value-type="string">
            <text:p>System displays error message and opens the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75</text:p>
          </table:table-cell>
          <table:table-cell office:value-type="string">
            <text:p>Joint account facility is available.</text:p>
          </table:table-cell>
          <table:table-cell office:value-type="string">
            <text:p>Saving Account</text:p>
          </table:table-cell>
          <table:table-cell office:value-type="string">
            <text:p>System asks for the joint member</text:p>
          </table:table-cell>
          <table:table-cell office:value-type="string">
            <text:p>System displays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>
            <text:p>Asks for the age proof of the joint member</text:p>
          </table:table-cell>
          <table:table-cell/>
          <table:table-cell table:style-name="ce76"/>
          <table:table-cell table:number-columns-repeated="1018"/>
        </table:table-row>
        <table:table-row table:style-name="ro21">
          <table:table-cell table:number-columns-repeated="3"/>
          <table:table-cell table:style-name="Default" office:value-type="string">
            <text:p>Adds the joint member </text:p>
          </table:table-cell>
          <table:table-cell/>
          <table:table-cell table:style-name="ce76"/>
          <table:table-cell table:number-columns-repeated="1018"/>
        </table:table-row>
        <table:table-row table:style-name="ro21">
          <table:table-cell table:number-columns-repeated="3"/>
          <table:table-cell table:style-name="Default" office:value-type="string">
            <text:p>opens the account</text:p>
          </table:table-cell>
          <table:table-cell table:number-columns-repeated="1020"/>
        </table:table-row>
        <table:table-row table:style-name="ro21">
          <table:table-cell office:value-type="string">
            <text:p>TC_76</text:p>
          </table:table-cell>
          <table:table-cell office:value-type="string">
            <text:p>apply for debit card</text:p>
          </table:table-cell>
          <table:table-cell office:value-type="string">
            <text:p>Saving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1024"/>
        </table:table-row>
        <table:table-row table:style-name="ro21">
          <table:table-cell office:value-type="string">
            <text:p>TC_77</text:p>
          </table:table-cell>
          <table:table-cell office:value-type="string">
            <text:p>apply for credit card</text:p>
          </table:table-cell>
          <table:table-cell office:value-type="string">
            <text:p>Saving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1024"/>
        </table:table-row>
        <table:table-row table:style-name="ro21">
          <table:table-cell office:value-type="string">
            <text:p>TC_78</text:p>
          </table:table-cell>
          <table:table-cell office:value-type="string">
            <text:p>Avail overdraft facility</text:p>
          </table:table-cell>
          <table:table-cell office:value-type="string">
            <text:p>Saving Account</text:p>
          </table:table-cell>
          <table:table-cell office:value-type="string">
            <text:p>System denie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79</text:p>
          </table:table-cell>
          <table:table-cell office:value-type="string">
            <text:p>Free - 25 cheque leaves per calendar quarter</text:p>
          </table:table-cell>
          <table:table-cell office:value-type="string">
            <text:p>Saving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80</text:p>
          </table:table-cell>
          <table:table-cell office:value-type="string">
            <text:p>Apply for additional cheque book of 25 leaves</text:p>
          </table:table-cell>
          <table:table-cell office:value-type="string">
            <text:p>Saving Account</text:p>
          </table:table-cell>
          <table:table-cell office:value-type="string">
            <text:p>system charges Rs 50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81</text:p>
          </table:table-cell>
          <table:table-cell office:value-type="string">
            <text:p>opens the salary account</text:p>
          </table:table-cell>
          <table:table-cell office:value-type="string">
            <text:p>Salary Account</text:p>
          </table:table-cell>
          <table:table-cell office:value-type="string">
            <text:p>System asks for the amoun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>
            <text:p>opens account on 0 balance or more</text:p>
          </table:table-cell>
          <table:table-cell table:number-columns-repeated="1020"/>
        </table:table-row>
        <table:table-row table:style-name="ro28">
          <table:table-cell office:value-type="string">
            <text:p>TC_82</text:p>
          </table:table-cell>
          <table:table-cell office:value-type="string">
            <text:p>Interest on a Savings Account is paid at 5.00% p.a. on a monthly end of day </text:p>
            <text:p>balance</text:p>
          </table:table-cell>
          <table:table-cell office:value-type="string">
            <text:p>Salary Account</text:p>
          </table:table-cell>
          <table:table-cell office:value-type="string">
            <text:p>System reads the amount in the account</text:p>
          </table:table-cell>
          <table:table-cell office:value-type="string">
            <text:p>System calculates interes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>
            <text:p>4% of total balance must be added</text:p>
          </table:table-cell>
          <table:table-cell table:number-columns-repeated="1020"/>
        </table:table-row>
        <table:table-row table:style-name="ro21">
          <table:table-cell office:value-type="string">
            <text:p>TC_83</text:p>
          </table:table-cell>
          <table:table-cell office:value-type="string">
            <text:p>checks average balance quarterly</text:p>
          </table:table-cell>
          <table:table-cell office:value-type="string">
            <text:p>Salary Account</text:p>
          </table:table-cell>
          <table:table-cell office:value-type="string">
            <text:p>System opens the account details </text:p>
          </table:table-cell>
          <table:table-cell office:value-type="string">
            <text:p>System checks the balanc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table:number-columns-repeated="1024"/>
        </table:table-row>
        <table:table-row table:style-name="ro21">
          <table:table-cell office:value-type="string">
            <text:p>TC_84</text:p>
          </table:table-cell>
          <table:table-cell office:value-type="string">
            <text:p>average balance is equal to or less than a limit</text:p>
          </table:table-cell>
          <table:table-cell office:value-type="string">
            <text:p>Salary Account</text:p>
          </table:table-cell>
          <table:table-cell table:style-name="Default" office:value-type="string">
            <text:p>system checks for average balance to be less than or equal to 20000</text:p>
          </table:table-cell>
          <table:table-cell office:value-type="string">
            <text:p>System checks the balanc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85</text:p>
          </table:table-cell>
          <table:table-cell table:number-columns-repeated="2"/>
          <table:table-cell office:value-type="string">
            <text:p>No reward</text:p>
          </table:table-cell>
          <table:table-cell table:number-columns-repeated="1020"/>
        </table:table-row>
        <table:table-row table:style-name="ro21">
          <table:table-cell office:value-type="string">
            <text:p>TC_86</text:p>
          </table:table-cell>
          <table:table-cell office:value-type="string">
            <text:p>average balance is greater than a limit</text:p>
          </table:table-cell>
          <table:table-cell office:value-type="string">
            <text:p>Salary Account</text:p>
          </table:table-cell>
          <table:table-cell table:style-name="Default" office:value-type="string">
            <text:p>checks average balance to be greater than 20000</text:p>
          </table:table-cell>
          <table:table-cell office:value-type="string">
            <text:p>System checks the balanc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87</text:p>
          </table:table-cell>
          <table:table-cell table:number-columns-repeated="2"/>
          <table:table-cell office:value-type="string">
            <text:p>3% interest will be rewarded</text:p>
          </table:table-cell>
          <table:table-cell/>
          <table:table-cell table:style-name="ce76"/>
          <table:table-cell table:number-columns-repeated="1018"/>
        </table:table-row>
        <table:table-row table:style-name="ro21">
          <table:table-cell office:value-type="string">
            <text:p>TC_88</text:p>
          </table:table-cell>
          <table:table-cell office:value-type="string">
            <text:p>Avail overdraft facility</text:p>
          </table:table-cell>
          <table:table-cell office:value-type="string">
            <text:p>Salary Account</text:p>
          </table:table-cell>
          <table:table-cell office:value-type="string">
            <text:p>10% of balance amount is deposited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89</text:p>
          </table:table-cell>
          <table:table-cell office:value-type="string">
            <text:p>apply for debit card</text:p>
          </table:table-cell>
          <table:table-cell office:value-type="string">
            <text:p>Salary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0</text:p>
          </table:table-cell>
          <table:table-cell office:value-type="string">
            <text:p>apply for credit card</text:p>
          </table:table-cell>
          <table:table-cell office:value-type="string">
            <text:p>Salary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5">
          <table:table-cell office:value-type="string">
            <text:p>TC_91</text:p>
          </table:table-cell>
          <table:table-cell office:value-type="string">
            <text:p>Additional cheque book of 25 leaves</text:p>
          </table:table-cell>
          <table:table-cell office:value-type="string">
            <text:p>Salary Account</text:p>
          </table:table-cell>
          <table:table-cell office:value-type="string">
            <text:p>system charges <text:s/>Rs 25</text:p>
          </table:table-cell>
          <table:table-cell office:value-type="string">
            <text:p>System displays the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2</text:p>
          </table:table-cell>
          <table:table-cell office:value-type="string">
            <text:p>salary <text:s/>not deposited for three successive months</text:p>
          </table:table-cell>
          <table:table-cell office:value-type="string">
            <text:p>Salary Account</text:p>
          </table:table-cell>
          <table:table-cell office:value-type="string">
            <text:p>system converts salary account to saving account</text:p>
          </table:table-cell>
          <table:table-cell office:value-type="string">
            <text:p>System displays the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3</text:p>
          </table:table-cell>
          <table:table-cell office:value-type="string">
            <text:p>Initial deposit amount should be above a limit</text:p>
          </table:table-cell>
          <table:table-cell office:value-type="string">
            <text:p>Current Account</text:p>
          </table:table-cell>
          <table:table-cell office:value-type="string">
            <text:p>System accepts a minimum deposit of Rs 10000/-</text:p>
          </table:table-cell>
          <table:table-cell office:value-type="string">
            <text:p>system open the account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4</text:p>
          </table:table-cell>
          <table:table-cell office:value-type="string">
            <text:p>Initial minimum deposit is less than asked limit</text:p>
          </table:table-cell>
          <table:table-cell office:value-type="string">
            <text:p>Current Account</text:p>
          </table:table-cell>
          <table:table-cell office:value-type="string">
            <text:p>System checks the deposit</text:p>
          </table:table-cell>
          <table:table-cell office:value-type="string">
            <text:p>System asks for more required deposit else return to the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5</text:p>
          </table:table-cell>
          <table:table-cell table:number-columns-repeated="2"/>
          <table:table-cell office:value-type="string">
            <text:p>System displays an error</text:p>
          </table:table-cell>
          <table:table-cell table:number-columns-repeated="1020"/>
        </table:table-row>
        <table:table-row table:style-name="ro21">
          <table:table-cell office:value-type="string">
            <text:p>TC_96</text:p>
          </table:table-cell>
          <table:table-cell office:value-type="string">
            <text:p>Maintenance of an average monthly balance</text:p>
          </table:table-cell>
          <table:table-cell office:value-type="string">
            <text:p>Current Account</text:p>
          </table:table-cell>
          <table:table-cell office:value-type="string">
            <text:p>Open accounts details</text:p>
          </table:table-cell>
          <table:table-cell office:value-type="string">
            <text:p>charge Rs- 750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7</text:p>
          </table:table-cell>
          <table:table-cell office:value-type="string">
            <text:p>Checks for interest payment</text:p>
          </table:table-cell>
          <table:table-cell office:value-type="string">
            <text:p>Current Account</text:p>
          </table:table-cell>
          <table:table-cell office:value-type="string">
            <text:p>Opens accounts details</text:p>
          </table:table-cell>
          <table:table-cell office:value-type="string">
            <text:p>No interest paid by the system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8</text:p>
          </table:table-cell>
          <table:table-cell office:value-type="string">
            <text:p>Avail overdraft facility</text:p>
          </table:table-cell>
          <table:table-cell office:value-type="string">
            <text:p>Current Account</text:p>
          </table:table-cell>
          <table:table-cell office:value-type="string">
            <text:p>System denie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99</text:p>
          </table:table-cell>
          <table:table-cell office:value-type="string">
            <text:p>Joint account facility is available.</text:p>
          </table:table-cell>
          <table:table-cell office:value-type="string">
            <text:p>Current Account</text:p>
          </table:table-cell>
          <table:table-cell office:value-type="string">
            <text:p>System asks for the joint member</text:p>
          </table:table-cell>
          <table:table-cell office:value-type="string">
            <text:p>System displays menu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100</text:p>
          </table:table-cell>
          <table:table-cell table:number-columns-repeated="2"/>
          <table:table-cell office:value-type="string">
            <text:p>Checks for the joint member to be minor/major</text:p>
          </table:table-cell>
          <table:table-cell/>
          <table:table-cell table:style-name="ce76"/>
          <table:table-cell table:number-columns-repeated="1018"/>
        </table:table-row>
        <table:table-row table:style-name="ro21">
          <table:table-cell office:value-type="string">
            <text:p>TC_101</text:p>
          </table:table-cell>
          <table:table-cell table:number-columns-repeated="2"/>
          <table:table-cell office:value-type="string">
            <text:p>Asks for age proof</text:p>
          </table:table-cell>
          <table:table-cell table:number-columns-repeated="1020"/>
        </table:table-row>
        <table:table-row table:style-name="ro25">
          <table:table-cell office:value-type="string">
            <text:p>TC_102</text:p>
          </table:table-cell>
          <table:table-cell office:value-type="string">
            <text:p>Extra cheque book required</text:p>
          </table:table-cell>
          <table:table-cell office:value-type="string">
            <text:p>Current Account</text:p>
          </table:table-cell>
          <table:table-cell office:value-type="string">
            <text:p>system charges Rs 2 per leave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103</text:p>
          </table:table-cell>
          <table:table-cell office:value-type="string">
            <text:p>apply for debit card</text:p>
          </table:table-cell>
          <table:table-cell office:value-type="string">
            <text:p>Current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the acceptance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>
          <table:table-cell office:value-type="string">
            <text:p>TC_104</text:p>
          </table:table-cell>
          <table:table-cell office:value-type="string">
            <text:p>apply for credit card</text:p>
          </table:table-cell>
          <table:table-cell office:value-type="string">
            <text:p>Current Account</text:p>
          </table:table-cell>
          <table:table-cell office:value-type="string">
            <text:p>System accepts the request</text:p>
          </table:table-cell>
          <table:table-cell office:value-type="string">
            <text:p>System displays error message</text:p>
          </table:table-cell>
          <table:table-cell table:style-name="ce76" office:value-type="string">
            <text:p>Application is successfully working in the desired environment.</text:p>
          </table:table-cell>
          <table:table-cell table:number-columns-repeated="1018"/>
        </table:table-row>
        <table:table-row table:style-name="ro21" table:number-rows-repeated="1048398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range table:name="b40568" table:base-cell-address="$Test_Case.$A$1" table:cell-range-address="Test_Case.$J$103"/>
        <table:named-range table:name="b40577" table:base-cell-address="$Test_Case.$A$1" table:cell-range-address="Test_Case.$J$102"/>
        <table:named-range table:name="b40599" table:base-cell-address="$Test_Case.$A$1" table:cell-range-address="Test_Case.$J$79"/>
        <table:named-range table:name="b40611" table:base-cell-address="$Test_Case.$A$1" table:cell-range-address="Test_Case.$J$15"/>
        <table:named-range table:name="b40626" table:base-cell-address="$Test_Case.$A$1" table:cell-range-address="Test_Case.$J$34"/>
        <table:named-range table:name="b40631" table:base-cell-address="$Test_Case.$A$1" table:cell-range-address="Test_Case.$J$7"/>
        <table:named-range table:name="b40642" table:base-cell-address="$Test_Case.$A$1" table:cell-range-address="Test_Case.$J$94"/>
        <table:named-range table:name="b40645" table:base-cell-address="$Test_Case.$A$1" table:cell-range-address="Test_Case.$J$82"/>
        <table:named-range table:name="b40685" table:base-cell-address="$Test_Case.$A$1" table:cell-range-address="Test_Case.$J$87"/>
        <table:named-range table:name="b40688" table:base-cell-address="$Test_Case.$A$1" table:cell-range-address="Test_Case.$J$62"/>
        <table:named-range table:name="b40697" table:base-cell-address="$Test_Case.$A$1" table:cell-range-address="Test_Case.$J$66"/>
        <table:named-range table:name="b40725" table:base-cell-address="$Test_Case.$A$1" table:cell-range-address="Test_Case.$J$7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Black1" svg:font-family="'Arial Black'"/>
    <style:font-face style:name="Arial1" svg:font-family="Arial1"/>
    <style:font-face style:name="Verdana1" svg:font-family="Verdana"/>
    <style:font-face style:name="Arial Black" svg:font-family="'Arial Black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0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2.499cm" fo:margin-bottom="2.499cm" fo:margin-left="1.524cm" fo:margin-right="1.524cm" style:print-page-order="ltr" style:first-page-number="continue" style:scale-to="8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landscape" fo:margin-top="2.499cm" fo:margin-bottom="2.499cm" fo:margin-left="1.524cm" fo:margin-right="1.626cm" style:print-page-order="ltr" style:first-page-number="continue" style:scale-to="73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14/04/2014</text:date>, <text:time>19:2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TATA CONSULTANCY SERVICES</text:span></text:p>
        </style:region-left>
        <style:region-center>
          <text:p><text:span text:style-name="MT1">TCS SENSITIVE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HP</meta:initial-creator>
    <meta:creation-date>2011-03-08T08:16:18Z</meta:creation-date>
    <dc:date>2014-04-14T19:29:40.80</dc:date>
    <meta:editing-cycles>54</meta:editing-cycles>
    <meta:editing-duration>PT8H24M39S</meta:editing-duration>
    <meta:document-statistic meta:table-count="3" meta:cell-count="851" meta:object-count="0"/>
  </office:meta>
</office:document-meta>
</file>